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top="0cm" fo:margin-bottom="0cm" style:contextual-spacing="false" fo:text-indent="0cm" style:auto-text-indent="false"/>
    </style:style>
    <style:style style:name="P2" style:family="paragraph" style:parent-style-name="Text_20_body">
      <style:paragraph-properties fo:margin-left="0cm" fo:margin-top="0cm" fo:margin-bottom="0cm" style:contextual-spacing="false" fo:text-indent="0cm" style:auto-text-indent="false"/>
      <style:text-properties fo:font-size="12pt" officeooo:rsid="000f2fb1" officeooo:paragraph-rsid="0012c310" style:font-size-asian="12pt" style:font-size-complex="12pt"/>
    </style:style>
    <style:style style:name="P3" style:family="paragraph" style:parent-style-name="Text_20_body">
      <style:paragraph-properties fo:margin-left="0cm" fo:margin-top="0cm" fo:margin-bottom="0cm" style:contextual-spacing="false" fo:text-indent="0cm" style:auto-text-indent="false"/>
      <style:text-properties fo:font-size="12pt" officeooo:rsid="000c0074" officeooo:paragraph-rsid="000c0074" style:font-size-asian="12pt" style:font-size-complex="12pt"/>
    </style:style>
    <style:style style:name="P4" style:family="paragraph" style:parent-style-name="Text_20_body">
      <style:paragraph-properties fo:margin-left="0cm" fo:margin-top="0cm" fo:margin-bottom="0cm" style:contextual-spacing="false" fo:text-indent="0cm" style:auto-text-indent="false"/>
      <style:text-properties fo:font-size="12pt" officeooo:rsid="002abf13" officeooo:paragraph-rsid="00295d6c" style:font-size-asian="12pt" style:font-size-complex="12pt"/>
    </style:style>
    <style:style style:name="P5" style:family="paragraph" style:parent-style-name="Text_20_body">
      <style:paragraph-properties fo:margin-left="0cm" fo:margin-top="0cm" fo:margin-bottom="0cm" style:contextual-spacing="false" fo:text-indent="0cm" style:auto-text-indent="false"/>
      <style:text-properties fo:font-size="12pt" officeooo:rsid="00304b43" style:font-size-asian="12pt" style:font-size-complex="12pt"/>
    </style:style>
    <style:style style:name="P6" style:family="paragraph" style:parent-style-name="Text_20_body">
      <style:paragraph-properties fo:margin-left="0cm" fo:margin-top="0cm" fo:margin-bottom="0cm" style:contextual-spacing="false" fo:text-indent="0cm" style:auto-text-indent="false"/>
      <style:text-properties fo:font-size="12pt" officeooo:rsid="0048eaa6" officeooo:paragraph-rsid="0048eaa6" style:font-size-asian="12pt" style:font-size-complex="12pt"/>
    </style:style>
    <style:style style:name="P7" style:family="paragraph" style:parent-style-name="Text_20_body">
      <style:paragraph-properties fo:margin-left="0cm" fo:margin-top="0cm" fo:margin-bottom="0cm" style:contextual-spacing="false" fo:line-height="150%" fo:text-indent="0cm" style:auto-text-indent="false"/>
      <style:text-properties fo:font-size="12pt" officeooo:rsid="0033c4b9" officeooo:paragraph-rsid="005b770a" style:font-size-asian="12pt" style:font-size-complex="12pt"/>
    </style:style>
    <style:style style:name="P8" style:family="paragraph" style:parent-style-name="Text_20_body">
      <style:paragraph-properties fo:margin-left="0cm" fo:margin-top="0cm" fo:margin-bottom="0cm" style:contextual-spacing="false" fo:text-indent="0cm" style:auto-text-indent="false"/>
      <style:text-properties fo:font-size="12pt" officeooo:rsid="0033c4b9" officeooo:paragraph-rsid="0033c4b9" style:font-size-asian="12pt" style:font-size-complex="12pt"/>
    </style:style>
    <style:style style:name="P9" style:family="paragraph" style:parent-style-name="Standard">
      <style:paragraph-properties fo:margin-left="0cm" fo:margin-top="0cm" fo:margin-bottom="0cm" style:contextual-spacing="false" fo:line-height="150%" fo:text-indent="0cm" style:auto-text-indent="false"/>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0" style:family="paragraph" style:parent-style-name="Text_20_body">
      <style:paragraph-properties fo:margin-left="0cm" fo:margin-top="0cm" fo:margin-bottom="0cm" style:contextual-spacing="false" fo:text-indent="0cm" style:auto-text-indent="false"/>
      <style:text-properties officeooo:paragraph-rsid="005c84a4"/>
    </style:style>
    <style:style style:name="P11" style:family="paragraph" style:parent-style-name="Text_20_body">
      <style:paragraph-properties fo:margin-left="0cm" fo:margin-top="0cm" fo:margin-bottom="0cm" style:contextual-spacing="false" fo:line-height="150%" fo:text-indent="0cm" style:auto-text-indent="false"/>
      <style:text-properties style:use-window-font-color="true" loext:opacity="0%" fo:font-size="12pt" fo:language="en" fo:country="CA" officeooo:rsid="00536f0b"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2" style:family="paragraph" style:parent-style-name="Text_20_body">
      <style:paragraph-properties fo:margin-left="0cm" fo:margin-top="0cm" fo:margin-bottom="0cm" style:contextual-spacing="false" fo:text-indent="0cm" style:auto-text-indent="false"/>
      <style:text-properties officeooo:paragraph-rsid="00566834"/>
    </style:style>
    <style:style style:name="P13" style:family="paragraph" style:parent-style-name="Heading_20_1">
      <style:paragraph-properties fo:margin-left="0cm" fo:margin-top="0cm" fo:margin-bottom="0cm" style:contextual-spacing="false" fo:text-indent="0cm" style:auto-text-indent="false"/>
    </style:style>
    <style:style style:name="P14" style:family="paragraph" style:parent-style-name="Heading_20_2">
      <style:paragraph-properties fo:margin-left="0cm" fo:margin-top="0cm" fo:margin-bottom="0cm" style:contextual-spacing="false" fo:text-indent="0cm" style:auto-text-indent="false"/>
      <style:text-properties fo:font-size="12pt" style:font-size-asian="12pt" style:font-size-complex="12pt"/>
    </style:style>
    <style:style style:name="P15" style:family="paragraph" style:parent-style-name="Heading_20_2">
      <style:paragraph-properties fo:margin-left="0cm" fo:margin-top="0cm" fo:margin-bottom="0cm" style:contextual-spacing="false" fo:text-indent="0cm" style:auto-text-indent="false"/>
    </style:style>
    <style:style style:name="P16" style:family="paragraph" style:parent-style-name="Heading_20_2">
      <style:paragraph-properties fo:margin-left="0cm" fo:margin-top="0cm" fo:margin-bottom="0cm" style:contextual-spacing="false" fo:text-indent="0cm" style:auto-text-indent="false"/>
      <style:text-properties officeooo:rsid="000b566b" officeooo:paragraph-rsid="000b566b"/>
    </style:style>
    <style:style style:name="P17" style:family="paragraph" style:parent-style-name="Heading_20_2">
      <style:paragraph-properties fo:margin-left="0cm" fo:margin-top="0cm" fo:margin-bottom="0cm" style:contextual-spacing="false" fo:text-indent="0cm" style:auto-text-indent="false"/>
      <style:text-properties officeooo:rsid="005c84a4" officeooo:paragraph-rsid="005c84a4"/>
    </style:style>
    <style:style style:name="P18" style:family="paragraph" style:parent-style-name="Standard">
      <loext:graphic-properties draw:fill-gradient-name="gradient" draw:fill-hatch-name="hatch"/>
      <style:paragraph-properties fo:margin-left="0cm" fo:margin-top="0cm" fo:margin-bottom="0cm" style:contextual-spacing="false" fo:line-height="150%" fo:text-indent="0cm" style:auto-text-indent="false"/>
      <style:text-properties officeooo:rsid="005d6a28" officeooo:paragraph-rsid="005d6a28"/>
    </style:style>
    <style:style style:name="P19" style:family="paragraph" style:parent-style-name="Text_20_body">
      <style:paragraph-properties fo:margin-left="0cm" fo:margin-top="0cm" fo:margin-bottom="0cm" style:contextual-spacing="false" fo:line-height="150%" fo:text-indent="0cm" style:auto-text-indent="false"/>
      <style:text-properties officeooo:paragraph-rsid="005c84a4"/>
    </style:style>
    <style:style style:name="P20" style:family="paragraph" style:parent-style-name="Text_20_body">
      <style:paragraph-properties fo:margin-left="0cm" fo:margin-top="0cm" fo:margin-bottom="0cm" style:contextual-spacing="false" fo:line-height="150%" fo:text-indent="0cm" style:auto-text-indent="false"/>
      <style:text-properties officeooo:paragraph-rsid="005d6a28"/>
    </style:style>
    <style:style style:name="P21" style:family="paragraph" style:parent-style-name="Text_20_body">
      <style:paragraph-properties fo:margin-left="0cm" fo:margin-top="0cm" fo:margin-bottom="0cm" style:contextual-spacing="false" fo:text-indent="0cm" style:auto-text-indent="false"/>
    </style:style>
    <style:style style:name="P22" style:family="paragraph" style:parent-style-name="Text_20_body">
      <style:text-properties officeooo:paragraph-rsid="005d6a28"/>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3960" style:font-size-asian="12pt" style:font-size-complex="12pt"/>
    </style:style>
    <style:style style:name="T20" style:family="text">
      <style:text-properties fo:font-size="12pt" officeooo:rsid="003ef340" style:font-size-asian="12pt" style:font-size-complex="12pt"/>
    </style:style>
    <style:style style:name="T21" style:family="text">
      <style:text-properties fo:font-size="12pt" officeooo:rsid="00416975" style:font-size-asian="12pt" style:font-size-complex="12pt"/>
    </style:style>
    <style:style style:name="T22" style:family="text">
      <style:text-properties fo:font-size="12pt" officeooo:rsid="0043c641" style:font-size-asian="12pt" style:font-size-complex="12pt"/>
    </style:style>
    <style:style style:name="T23" style:family="text">
      <style:text-properties fo:font-size="12pt" officeooo:rsid="0044ca8c" style:font-size-asian="12pt" style:font-size-complex="12pt"/>
    </style:style>
    <style:style style:name="T24" style:family="text">
      <style:text-properties fo:font-size="12pt" officeooo:rsid="002d0b0e" style:font-size-asian="12pt" style:font-size-complex="12pt"/>
    </style:style>
    <style:style style:name="T25" style:family="text">
      <style:text-properties fo:font-size="12pt" officeooo:rsid="00304b43" style:font-size-asian="12pt" style:font-size-complex="12pt"/>
    </style:style>
    <style:style style:name="T26" style:family="text">
      <style:text-properties fo:font-size="12pt" officeooo:rsid="00471c0c" style:font-size-asian="12pt" style:font-size-complex="12pt"/>
    </style:style>
    <style:style style:name="T27" style:family="text">
      <style:text-properties fo:font-size="12pt" officeooo:rsid="00312896" style:font-size-asian="12pt" style:font-size-complex="12pt"/>
    </style:style>
    <style:style style:name="T28" style:family="text">
      <style:text-properties fo:font-size="12pt" officeooo:rsid="0048eaa6" style:font-size-asian="12pt" style:font-size-complex="12pt"/>
    </style:style>
    <style:style style:name="T29" style:family="text">
      <style:text-properties fo:font-size="12pt" officeooo:rsid="0031c5c9" style:font-size-asian="12pt" style:font-size-complex="12pt"/>
    </style:style>
    <style:style style:name="T30" style:family="text">
      <style:text-properties fo:font-size="12pt" officeooo:rsid="004986bd" style:font-size-asian="12pt" style:font-size-complex="12pt"/>
    </style:style>
    <style:style style:name="T31" style:family="text">
      <style:text-properties fo:font-size="12pt" officeooo:rsid="004e3f4b" style:font-size-asian="12pt" style:font-size-complex="12pt"/>
    </style:style>
    <style:style style:name="T32" style:family="text">
      <style:text-properties fo:font-size="12pt" officeooo:rsid="004ff910" style:font-size-asian="12pt" style:font-size-complex="12pt"/>
    </style:style>
    <style:style style:name="T33" style:family="text">
      <style:text-properties fo:font-size="12pt" officeooo:rsid="0051aecd" style:font-size-asian="12pt" style:font-size-complex="12pt"/>
    </style:style>
    <style:style style:name="T34" style:family="text">
      <style:text-properties officeooo:rsid="0031dc40"/>
    </style:style>
    <style:style style:name="T35" style:family="text">
      <style:text-properties officeooo:rsid="003372a2"/>
    </style:style>
    <style:style style:name="T36" style:family="text">
      <style:text-properties officeooo:rsid="00352913"/>
    </style:style>
    <style:style style:name="T37" style:family="text">
      <style:text-properties style:use-window-font-color="true" loext:opacity="0%"/>
    </style:style>
    <style:style style:name="T38" style:family="text">
      <style:text-properties style:use-window-font-color="true" loext:opacity="0%" officeooo:rsid="003bf4b4"/>
    </style:style>
    <style:style style:name="T39" style:family="text">
      <style:text-properties style:use-window-font-color="true" loext:opacity="0%" officeooo:rsid="00044fe8"/>
    </style:style>
    <style:style style:name="T40" style:family="text">
      <style:text-properties style:use-window-font-color="true" loext:opacity="0%" officeooo:rsid="009ded65"/>
    </style:style>
    <style:style style:name="T41"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42"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43" style:family="text">
      <style:text-properties style:use-window-font-color="true" loext:opacity="0%" fo:font-weight="normal" officeooo:rsid="003bf4b4" style:font-weight-asian="normal" style:font-weight-complex="normal"/>
    </style:style>
    <style:style style:name="T44" style:family="text">
      <style:text-properties style:use-window-font-color="true" loext:opacity="0%" fo:font-weight="normal" officeooo:rsid="009ded65" style:font-weight-asian="normal" style:font-weight-complex="normal"/>
    </style:style>
    <style:style style:name="T45" style:family="text">
      <style:text-properties style:use-window-font-color="true" loext:opacity="0%" fo:language="en" fo:country="US" fo:font-weight="normal" officeooo:rsid="009ded65" style:font-weight-asian="normal" style:font-weight-complex="normal"/>
    </style:style>
    <style:style style:name="T46" style:family="text">
      <style:text-properties style:use-window-font-color="true" loext:opacity="0%" fo:language="en" fo:country="US" fo:font-weight="normal" officeooo:rsid="00ec1b22" style:font-weight-asian="normal" style:font-weight-complex="normal"/>
    </style:style>
    <style:style style:name="T47" style:family="text">
      <style:text-properties style:use-window-font-color="true" loext:opacity="0%" officeooo:rsid="0136db0e"/>
    </style:style>
    <style:style style:name="T48" style:family="text">
      <style:text-properties style:use-window-font-color="true" loext:opacity="0%" officeooo:rsid="00ac6332"/>
    </style:style>
    <style:style style:name="T49" style:family="text">
      <style:text-properties style:use-window-font-color="true" loext:opacity="0%" officeooo:rsid="01056c7e"/>
    </style:style>
    <style:style style:name="T50"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51"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52"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53"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54"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55"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56" style:family="text">
      <style:text-properties style:use-window-font-color="true" loext:opacity="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57" style:family="text">
      <style:text-properties style:use-window-font-color="true" loext:opacity="0%" fo:font-size="12pt" fo:language="en" fo:country="CA" fo:font-style="italic"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58" style:family="text">
      <style:text-properties style:use-window-font-color="true" loext:opacity="0%" fo:font-size="12pt" fo:language="en" fo:country="CA" fo:font-style="normal" officeooo:rsid="005d6a28"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59" style:family="text">
      <style:text-properties style:use-window-font-color="true" loext:opacity="0%" fo:font-size="12pt" fo:language="en" fo:country="CA" fo:font-style="normal" officeooo:rsid="0007e037"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60" style:family="text">
      <style:text-properties style:use-window-font-color="true" loext:opacity="0%" officeooo:rsid="00500131"/>
    </style:style>
    <style:style style:name="T61" style:family="text">
      <style:text-properties style:use-window-font-color="true" loext:opacity="0%" officeooo:rsid="0051e872"/>
    </style:style>
    <style:style style:name="T62" style:family="text">
      <style:text-properties style:use-window-font-color="true" loext:opacity="0%" officeooo:rsid="005c84a4"/>
    </style:style>
    <style:style style:name="T63" style:family="text">
      <style:text-properties style:use-window-font-color="true" loext:opacity="0%" officeooo:rsid="005d6a28"/>
    </style:style>
    <style:style style:name="T64" style:family="text">
      <style:text-properties fo:font-variant="normal" fo:text-transform="none"/>
    </style:style>
    <style:style style:name="T65" style:family="text">
      <style:text-properties fo:font-variant="normal" fo:text-transform="none" style:text-position="0% 100%"/>
    </style:style>
    <style:style style:name="T66"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67"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68"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69" style:family="text">
      <style:text-properties fo:font-variant="normal" fo:text-transform="none" style:text-position="0% 100%" fo:font-size="12pt" style:text-underline-style="none" fo:font-weight="normal" officeooo:rsid="0028182a" style:font-size-asian="12pt" style:font-size-complex="12pt"/>
    </style:style>
    <style:style style:name="T70" style:family="text">
      <style:text-properties fo:font-variant="normal" fo:text-transform="none" style:text-position="0% 100%" fo:font-size="12pt" style:text-underline-style="none" fo:font-weight="normal" officeooo:rsid="0019901b" style:font-size-asian="12pt" style:font-size-complex="12pt"/>
    </style:style>
    <style:style style:name="T71" style:family="text">
      <style:text-properties fo:font-variant="normal" fo:text-transform="none" style:text-position="0% 100%" fo:font-size="12pt" style:text-underline-style="none" fo:font-weight="normal" officeooo:rsid="002a5855" style:font-size-asian="12pt" style:font-size-complex="12pt"/>
    </style:style>
    <style:style style:name="T72" style:family="text">
      <style:text-properties fo:font-variant="normal" fo:text-transform="none" style:text-position="0% 100%" fo:font-size="12pt" style:text-underline-style="none" fo:font-weight="normal" officeooo:rsid="002d0b0e" style:font-size-asian="12pt" style:font-size-complex="12pt"/>
    </style:style>
    <style:style style:name="T73" style:family="text">
      <style:text-properties fo:font-variant="normal" fo:text-transform="none" style:text-position="0% 100%" fo:font-size="12pt" style:text-underline-style="none" fo:font-weight="normal" officeooo:rsid="00304b43" style:font-size-asian="12pt" style:font-size-complex="12pt"/>
    </style:style>
    <style:style style:name="T74" style:family="text">
      <style:text-properties fo:font-variant="normal" fo:text-transform="none" style:text-position="0% 100%" fo:font-size="12pt" style:text-underline-style="none" fo:font-weight="normal" officeooo:rsid="00312896" style:font-size-asian="12pt" style:font-size-complex="12pt"/>
    </style:style>
    <style:style style:name="T75" style:family="text">
      <style:text-properties fo:font-variant="normal" fo:text-transform="none" style:text-position="0% 100%" fo:font-size="12pt" style:text-underline-style="none" fo:font-weight="normal" officeooo:rsid="0031a315" style:font-size-asian="12pt" style:font-size-complex="12pt"/>
    </style:style>
    <style:style style:name="T76" style:family="text">
      <style:text-properties fo:font-variant="normal" fo:text-transform="none" style:text-position="0% 100%" fo:font-size="12pt" style:text-underline-style="none" fo:font-weight="normal" officeooo:rsid="0048eaa6" style:font-size-asian="12pt" style:font-size-complex="12pt"/>
    </style:style>
    <style:style style:name="T77" style:family="text">
      <style:text-properties fo:font-variant="normal" fo:text-transform="none" style:text-position="0% 100%" fo:font-size="12pt" style:text-underline-style="none" fo:font-weight="normal" officeooo:rsid="004986bd" style:font-size-asian="12pt" style:font-size-complex="12pt"/>
    </style:style>
    <style:style style:name="T78" style:family="text">
      <style:text-properties fo:font-variant="normal" fo:text-transform="none" style:text-position="0% 100%" fo:font-size="12pt" style:text-underline-style="none" fo:font-weight="normal" officeooo:rsid="0033c4b9" style:font-size-asian="12pt" style:font-size-complex="12pt"/>
    </style:style>
    <style:style style:name="T79" style:family="text">
      <style:text-properties fo:font-variant="normal" fo:text-transform="none" style:text-position="0% 100%" fo:font-size="12pt" style:text-underline-style="none" fo:font-weight="normal" officeooo:rsid="004ff910" style:font-size-asian="12pt" style:font-size-complex="12pt"/>
    </style:style>
    <style:style style:name="T80" style:family="text">
      <style:text-properties fo:font-variant="normal" fo:text-transform="none" style:text-position="0% 100%" fo:font-style="normal" style:text-underline-style="none" fo:font-weight="normal"/>
    </style:style>
    <style:style style:name="T81" style:family="text">
      <style:text-properties fo:font-variant="normal" fo:text-transform="none" style:text-position="0% 100%" fo:font-style="normal" style:text-underline-style="none" fo:font-weight="normal" officeooo:rsid="00265d47" style:font-style-asian="normal" style:font-weight-asian="normal" style:font-style-complex="normal" style:font-weight-complex="normal"/>
    </style:style>
    <style:style style:name="T82" style:family="text">
      <style:text-properties fo:font-variant="normal" fo:text-transform="none" style:text-position="0% 100%" fo:font-style="italic" style:text-underline-style="none" fo:font-weight="normal" style:font-style-asian="italic"/>
    </style:style>
    <style:style style:name="T83" style:family="text">
      <style:text-properties fo:font-variant="normal" fo:text-transform="none" style:text-position="0% 100%" fo:font-style="italic" style:text-underline-style="none" style:font-style-asian="italic"/>
    </style:style>
    <style:style style:name="T84" style:family="text">
      <style:text-properties fo:font-variant="normal" fo:text-transform="none" style:text-position="0% 100%" fo:font-style="italic" style:font-style-asian="italic"/>
    </style:style>
    <style:style style:name="T85" style:family="text">
      <style:text-properties fo:font-variant="normal" fo:text-transform="none" style:text-position="0% 100%" style:text-underline-style="none"/>
    </style:style>
    <style:style style:name="T86" style:family="text">
      <style:text-properties fo:font-variant="normal" fo:text-transform="none" style:text-position="0% 100%" style:text-underline-style="none" fo:font-weight="normal"/>
    </style:style>
    <style:style style:name="T87" style:family="text">
      <style:text-properties fo:font-variant="normal" fo:text-transform="none" style:text-position="0% 100%" style:text-underline-style="none" fo:font-weight="normal" officeooo:rsid="004be878"/>
    </style:style>
    <style:style style:name="T88" style:family="text">
      <style:text-properties fo:font-variant="normal" fo:text-transform="none" style:text-position="0% 100%" style:text-underline-style="none" fo:font-weight="normal" officeooo:rsid="003372a2"/>
    </style:style>
    <style:style style:name="T89" style:family="text">
      <style:text-properties fo:font-variant="normal" fo:text-transform="none" style:text-position="0% 100%" style:text-underline-style="none" fo:font-weight="normal" officeooo:rsid="0039eba7"/>
    </style:style>
    <style:style style:name="T90" style:family="text">
      <style:text-properties fo:font-variant="normal" fo:text-transform="none" style:text-position="0% 100%" style:text-underline-style="none" fo:font-weight="normal" officeooo:rsid="005d6a28"/>
    </style:style>
    <style:style style:name="T91" style:family="text">
      <style:text-properties fo:font-variant="normal" fo:text-transform="none" style:use-window-font-color="true" loext:opacity="0%" style:text-position="0% 100%" fo:font-style="normal" style:text-underline-style="none" fo:font-weight="normal" officeooo:rsid="003bf4b4"/>
    </style:style>
    <style:style style:name="T92"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93"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94" style:family="text">
      <style:text-properties fo:font-variant="normal" fo:text-transform="none" style:use-window-font-color="true" loext:opacity="0%"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95" style:family="text">
      <style:text-properties fo:font-variant="normal" fo:text-transform="none" style:use-window-font-color="true" loext:opacity="0%"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96" style:family="text">
      <style:text-properties fo:font-variant="normal" fo:text-transform="none" style:use-window-font-color="true" loext:opacity="0%" style:text-position="0% 100%" fo:font-size="12pt" fo:language="en" fo:country="CA" style:text-underline-style="none"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97" style:family="text">
      <style:text-properties fo:font-variant="normal" fo:text-transform="none" style:use-window-font-color="true" loext:opacity="0%" style:text-position="0% 100%" fo:font-size="12pt" fo:language="en" fo:country="CA" style:text-underline-style="none"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98" style:family="text">
      <style:text-properties fo:font-variant="normal" fo:text-transform="none" style:use-window-font-color="true" loext:opacity="0%"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99" style:family="text">
      <style:text-properties fo:font-variant="normal" fo:text-transform="none" style:use-window-font-color="true" loext:opacity="0%" style:text-position="0% 10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00" style:family="text">
      <style:text-properties fo:font-variant="normal" fo:text-transform="none" style:use-window-font-color="true" loext:opacity="0%" style:text-position="0% 10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101" style:family="text">
      <style:text-properties fo:font-variant="normal" fo:text-transform="none" style:use-window-font-color="true" loext:opacity="0%" style:text-position="0% 100%" style:text-underline-style="none" fo:font-weight="normal"/>
    </style:style>
    <style:style style:name="T102" style:family="text">
      <style:text-properties fo:font-variant="normal" fo:text-transform="none" style:use-window-font-color="true" loext:opacity="0%" style:text-position="0% 100%" style:text-underline-style="none" fo:font-weight="normal" officeooo:rsid="003bf4b4"/>
    </style:style>
    <style:style style:name="T103" style:family="text">
      <style:text-properties fo:font-variant="normal" fo:text-transform="none" style:use-window-font-color="true" loext:opacity="0%" style:text-position="0% 100%" style:text-underline-style="none" fo:font-weight="normal" officeooo:rsid="00500131"/>
    </style:style>
    <style:style style:name="T104" style:family="text">
      <style:text-properties fo:font-variant="normal" fo:text-transform="none" style:use-window-font-color="true" loext:opacity="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05" style:family="text">
      <style:text-properties fo:font-variant="normal" fo:text-transform="none"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106" style:family="text">
      <style:text-properties fo:font-variant="normal" fo:text-transform="none" fo:font-style="italic" style:font-style-asian="italic"/>
    </style:style>
    <style:style style:name="T107" style:family="text">
      <style:text-properties officeooo:rsid="0036fd36"/>
    </style:style>
    <style:style style:name="T108" style:family="text">
      <style:text-properties officeooo:rsid="0039eba7"/>
    </style:style>
    <style:style style:name="T109" style:family="text">
      <style:text-properties officeooo:rsid="003a2ab5"/>
    </style:style>
    <style:style style:name="T110" style:family="text">
      <style:text-properties officeooo:rsid="003bf4b4"/>
    </style:style>
    <style:style style:name="T111" style:family="text">
      <style:text-properties fo:color="#000000" loext:opacity="100%"/>
    </style:style>
    <style:style style:name="T112" style:family="text">
      <style:text-properties fo:color="#000000" loext:opacity="100%" style:font-name="Liberation Serif" fo:font-size="12pt" fo:font-style="normal" fo:font-weight="normal" style:font-size-asian="12pt" style:font-style-asian="normal" style:font-weight-asian="normal"/>
    </style:style>
    <style:style style:name="T113"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14" style:family="text">
      <style:text-properties fo:color="#000000" loext:opacity="100%" officeooo:rsid="0137fe64"/>
    </style:style>
    <style:style style:name="T115" style:family="text">
      <style:text-properties officeooo:rsid="004be878"/>
    </style:style>
    <style:style style:name="T116" style:family="text">
      <style:text-properties officeooo:rsid="0031c5c9"/>
    </style:style>
    <style:style style:name="T117" style:family="text">
      <style:text-properties officeooo:rsid="004ff910"/>
    </style:style>
    <style:style style:name="T118" style:family="text">
      <style:text-properties officeooo:rsid="00500131"/>
    </style:style>
    <style:style style:name="T119" style:family="text">
      <style:text-properties officeooo:rsid="0051e872"/>
    </style:style>
    <style:style style:name="T120" style:family="text">
      <style:text-properties officeooo:rsid="005371e5"/>
    </style:style>
    <style:style style:name="T121" style:family="text">
      <style:text-properties officeooo:rsid="0055b6de"/>
    </style:style>
    <style:style style:name="T122" style:family="text">
      <style:text-properties officeooo:rsid="00566834"/>
    </style:style>
    <style:style style:name="T123" style:family="text">
      <style:text-properties officeooo:rsid="005846e9"/>
    </style:style>
    <style:style style:name="T124" style:family="text">
      <style:text-properties officeooo:rsid="00596947"/>
    </style:style>
    <style:style style:name="T125" style:family="text">
      <style:text-properties officeooo:rsid="005a014b"/>
    </style:style>
    <style:style style:name="T126" style:family="text">
      <style:text-properties officeooo:rsid="005a13f2"/>
    </style:style>
    <style:style style:name="T127" style:family="text">
      <style:text-properties officeooo:rsid="005c84a4"/>
    </style:style>
    <style:style style:name="T128" style:family="text">
      <style:text-properties fo:font-style="normal" fo:font-weight="normal" officeooo:rsid="00265d47" style:font-style-asian="normal" style:font-weight-asian="normal" style:font-style-complex="normal" style:font-weight-complex="normal"/>
    </style:style>
    <style:style style:name="T129" style:family="text">
      <style:text-properties fo:font-style="normal" fo:font-weight="normal" officeooo:rsid="005c84a4" style:font-style-asian="normal" style:font-weight-asian="normal" style:font-style-complex="normal" style:font-weight-complex="normal"/>
    </style:style>
    <style:style style:name="T130" style:family="text">
      <style:text-properties fo:font-style="normal" fo:font-weight="normal" officeooo:rsid="005d6a28" style:font-style-asian="normal" style:font-weight-asian="normal" style:font-style-complex="normal" style:font-weight-complex="normal"/>
    </style:style>
    <style:style style:name="T131" style:family="text">
      <style:text-properties fo:font-size="14pt" style:font-size-asian="14pt" style:font-size-complex="14pt"/>
    </style:style>
    <style:style style:name="T132" style:family="text">
      <style:text-properties officeooo:rsid="005d6a28"/>
    </style:style>
    <style:style style:name="T133" style:family="text">
      <style:text-properties fo:font-style="italic" style:font-style-asian="italic"/>
    </style:style>
    <style:style style:name="T134" style:family="text">
      <style:text-properties fo:language="en" fo:country="CA" style:language-asian="zh" style:country-asian="CN" style:language-complex="hi" style:country-complex="IN"/>
    </style:style>
    <style:style style:name="T135"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span text:style-name="T131">Introduction</text:span></text:h>
      <text:h text:style-name="P14" text:outline-level="2">The ecological niche</text:h>
      <text:p text:style-name="P1"><text:span text:style-name="T3">Every species</text:span><text:span text:style-name="T2"> </text:span><text:span text:style-name="T3">has requirements to persist in an environment. </text:span><text:span text:style-name="T22">When</text:span><text:span text:style-name="T3"> these requirements are not met, and without sufficient immigration, </text:span><text:span text:style-name="T4">populations</text:span><text:span text:style-name="T3"> are destined to local extinctions. This concept of environmental requirements is </text:span><text:span text:style-name="T9">at the core of</text:span><text:span text:style-name="T3"> the ecological niche, formally defined as the biotic and abiotic factors for which a species has a positive growth rate and the impact of the species on these factors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The ecological niche thus </text:span><text:span text:style-name="T23">encompass</text:span><text:span text:style-name="T3"> species response and role within its environment, </text:span><text:span text:style-name="T4">and is central in addressing</text:span><text:span text:style-name="T3">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text:span><text:span text:style-name="T19">H</text:span><text:span text:style-name="T3">ow will species respond to the rapid environmental changes? </text:span></text:p>
      <text:p text:style-name="P2"/>
      <text:p text:style-name="P10"><text:span text:style-name="T4">The theory of the ecological niche integrates ideas first </text:span><text:span text:style-name="T16">introduced</text:span><text:span text:style-name="T4"> by Joseph Grinnell and Charles Elton. </text:span><text:span text:style-name="T9">On the one </text:span><text:span text:style-name="T10">hand, 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focused on the relationships of species to abiotic factors in his seminal paper on the</text:span><text:span text:style-name="T5"> distribution of the California Trasher. </text:span><text:span text:style-name="T6">Grinnell</text:span><text:span text:style-name="T5"> </text:span><text:span text:style-name="T23">went</text:span><text:span text:style-name="T5"> further, stating that “[..] no two species regularly established in a single fauna have precisely the same niche relationships”, </text:span><text:span text:style-name="T10">formulating</text:span><text:span text:style-name="T6"> the competitive exclusion principle later </text:span><text:span text:style-name="T20">predicted by </text:span><text:span text:style-name="T23">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3">(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0"> mathematical models and demonstrated in lab</text:span><text:span text:style-name="T6"> </text:span><text:span text:style-name="T20">experiments </text:span><text:span text:style-name="T6">by </text:span><text:span text:style-name="T23">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text:span><text:span text:style-name="T16">to Grinnell</text:span><text:span text:style-name="T6">, 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laid out the ground for the development of the niche as an hypervolume by G. Evelyn Hutchinson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view </text:span><text:span text:style-name="T14">successfully integrate the Grinnellian dimensions </text:span><text:span text:style-name="T13">of the niche </text:span><text:span text:style-name="T6">(environment</text:span><text:span text:style-name="T21">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4qJoPlCn1T"/><text:span text:style-name="T69">(Chesson 2000; Letten </text:span><text:span text:style-name="T82">et al.</text:span><text:span text:style-name="T86">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4qJoPlCn1T"/><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69">(Godsoe </text:span><text:span text:style-name="T82">et al.</text:span><text:span text:style-name="T86">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3"/>
      <text:p text:style-name="P10"><text:span text:style-name="T14">However, </text:span><text:span text:style-name="T23">due to their dynamic nature, </text:span><text:span text:style-name="T6">the </text:span><text:span text:style-name="T14">integration of the</text:span><text:span text:style-name="T6"> Eltonian dimensions of the niche (relationships to other species)</text:span><text:span text:style-name="T13"> </text:span><text:span text:style-name="T14">in Hutchinson’s hypervolume framework proved to be more challenging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 </text:span><text:span text:style-name="T7">So, </text:span><text:span text:style-name="T14">more recent work </text:span><text:span text:style-name="T16">focused on</text:span><text:span text:style-name="T8"> integrat</text:span><text:span text:style-name="T16">ing</text:span><text:span text:style-name="T8"> the Grinnellian and Eltonian niches to better understand </text:span><text:span text:style-name="T23">the distribution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68">(Sober</text:span><text:span text:style-name="T80">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text:span><text:soft-page-break/><text:span text:style-name="T8">and </text:span><text:span text:style-name="T23">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70">(Gravel </text:span><text:span text:style-name="T82">et al.</text:span><text:span text:style-name="T86">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ext:span><text:span text:style-name="T23">This integration raises new questions such as the signature of interactions on species distributions across scales.</text:span><text:span text:style-name="T15"> </text:span><text:span text:style-name="T23">Traditionally, s</text:span><text:span text:style-name="T15">pecies interactions </text:span><text:span text:style-name="T23">are</text:span><text:span text:style-name="T15"> believed to influence distribution of species at local scale, </text:span><text:span text:style-name="T23">whereas climate should drive regional scale distributions</text:span><text:span text:style-name="T15"> </text:span><text:reference-mark-start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a9x8pYE1BS"/><text:span text:style-name="T71">(Pearson &amp; Dawson 2003; Sober</text:span><text:span text:style-name="T86">ón 2007; Whittaker </text:span><text:span text:style-name="T82">et al.</text:span><text:span text:style-name="T86"> 2001)</text:span><text:reference-mark-end text:name="ZOTERO_ITEM CSL_CITATION {&quot;citationID&quot;:&quot;PRtpgwLM&quot;,&quot;properties&quot;:{&quot;formattedCitation&quot;:&quot;(Pearson &amp; Dawson 2003; Sober\\uc0\\u243{}n 2007; Whittaker {\\i{}et al.} 2001)&quot;,&quot;plainCitation&quot;:&quot;(Pearson &amp; Dawson 2003; Soberón 2007; Whittaker et al. 2001)&quot;,&quot;noteIndex&quot;:0},&quot;citationItems&quot;:[{&quot;id&quot;:3743,&quot;uris&quot;:[&quot;http://zotero.org/users/7057764/items/3XCR8AI3&quot;],&quot;itemData&quot;:{&quot;id&quot;:3743,&quot;type&quot;:&quot;article-journal&quot;,&quot;abstract&quot;:&quot;Modelling strategies for predicting the potential impacts of climate change on the natural distribution of species have often focused on the characterization of a species’ bioclimate envelope. A number of recent critiques have questioned the validity of this approach by pointing to the many factors other than climate that play an important part in determining species distributions and the dynamics of distribution changes. Such factors include biotic interactions, evolutionary change and dispersal ability. This paper reviews and evaluates criticisms of bioclimate envelope models and discusses the implications of these criticisms for the different modelling strategies employed. It is proposed that, although the complexity of the natural system presents fundamental limits to predictive modelling, the bioclimate envelope approach can provide a useful first approximation as to the potentially dramatic impact of climate change on biodiversity. However, it is stressed that the spatial scale at which these models are applied is of fundamental importance, and that model results should not be interpreted without due consideration of the limitations involved. A hierarchical modelling framework is proposed through which some of these limitations can be addressed within a broader, scale-dependent context.&quot;,&quot;container-title&quot;:&quot;Global Ecology and Biogeography&quot;,&quot;DOI&quot;:&quot;10.1046/j.1466-822X.2003.00042.x&quot;,&quot;ISSN&quot;:&quot;1466-8238&quot;,&quot;issue&quot;:&quot;5&quot;,&quot;language&quot;:&quot;en&quot;,&quot;note&quot;:&quot;_eprint: https://onlinelibrary.wiley.com/doi/pdf/10.1046/j.1466-822X.2003.00042.x&quot;,&quot;page&quot;:&quot;361-371&quot;,&quot;source&quot;:&quot;Wiley Online Library&quot;,&quot;title&quot;:&quot;Predicting the impacts of climate change on the distribution of species: are bioclimate envelope models useful?&quot;,&quot;title-short&quot;:&quot;Predicting the impacts of climate change on the distribution of species&quot;,&quot;volume&quot;:&quot;12&quot;,&quot;author&quot;:[{&quot;family&quot;:&quot;Pearson&quot;,&quot;given&quot;:&quot;Richard G.&quot;},{&quot;family&quot;:&quot;Dawson&quot;,&quot;given&quot;:&quot;Terence P.&quot;}],&quot;issued&quot;:{&quot;date-parts&quot;:[[&quot;2003&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a9x8pYE1BS"/><text:span text:style-name="T15">. </text:span><text:span text:style-name="T23">However, there are now evidence that</text:span><text:span text:style-name="T15"> the signature of species interactions </text:span><text:span text:style-name="T23">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71">(Ara</text:span><text:span text:style-name="T86">újo &amp; Rozenfeld 2014; Belmaker </text:span><text:span text:style-name="T82">et al.</text:span><text:span text:style-name="T86">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text:span><text:span text:style-name="T23">Although the importance of interactions at larger scale is still debated, it shows how different niche axes plays a role in shaping ecological communities.</text:span></text:p>
      <text:p text:style-name="P4"/>
      <text:p text:style-name="P10"><text:span text:style-name="T23">Of course, neutral processes also influence communities. F</text:span><text:span text:style-name="T24">irst proposed by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4">(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4">, </text:span><text:span text:style-name="T23">neutral theory</text:span><text:span text:style-name="T24"> suggest</text:span><text:span text:style-name="T23">s</text:span><text:span text:style-name="T24"> that biodiversity is structured in space and time not by ecological differences (growth, death, dispersion rates) among species but by stochastic elements (ecological drift). </text:span><text:span text:style-name="T23">Despite</text:span><text:span text:style-name="T24"> the </text:span><text:span text:style-name="T23">unrealistic </text:span><text:span text:style-name="T24">assumption of </text:span><text:span text:style-name="T23">perfect </text:span><text:span text:style-name="T24">equivalence </text:span><text:span text:style-name="T23">among species</text:span><text:span text:style-name="T24">, neutral theory successfully predict</text:span><text:span text:style-name="T23">s</text:span><text:span text:style-name="T24"> many properties of community structures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72">(Bell &amp; Schluter 2000; Canard </text:span><text:span text:style-name="T82">et al.</text:span><text:span text:style-name="T86">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4">. </text:span><text:span text:style-name="T16">Modern theories now recognized both n</text:span><text:span text:style-name="T24">iche and neutral processes </text:span><text:span text:style-name="T16">as central in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3">and</text:span><text:span text:style-name="T24"> play roles in explaining ecological succession, </text:span><text:span text:style-name="T23">dynamics</text:span><text:span text:style-name="T24">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72">(Gravel </text:span><text:span text:style-name="T82">et al.</text:span><text:span text:style-name="T86"> 2006; Morales-Castilla </text:span><text:span text:style-name="T82">et al.</text:span><text:span text:style-name="T86"> 2015; Poisot </text:span><text:span text:style-name="T82">et al.</text:span><text:span text:style-name="T86">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4">.</text:span></text:p>
      <text:h text:style-name="P15" text:outline-level="2"/>
      <text:h text:style-name="P15" text:outline-level="2">Biogeography</text:h>
      <text:p text:style-name="P10"><text:span text:style-name="T25">Biogeography, the study of </text:span><text:span text:style-name="T17">how biodiversity is</text:span><text:span text:style-name="T25"> distribut</text:span><text:span text:style-name="T17">ed</text:span><text:span text:style-name="T25">, is arguably </text:span><text:span text:style-name="T17">one of </text:span><text:span text:style-name="T25">the </text:span><text:span text:style-name="T17">subfield</text:span><text:span text:style-name="T25"> of ecology that was the most </text:span><text:span text:style-name="T26">influenced</text:span><text:span text:style-name="T25"> by niche theory. Based on the niche formalism, species distribution models brought biogeography from a mainly descriptive science to a science that provides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5">(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5">. Correlative species distribution models quantify species niches by relating observed species presences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5">(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5">. However, the relationship between species niche and what species distribution describe is unclear. On the one hand, they rely on observations of the realization of species nich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73">(Booth </text:span><text:span text:style-name="T82">et al.</text:span><text:span text:style-name="T86">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5">. On the other hand, most species distribution models fail to account for other factors influencing species distribution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73">(Ara</text:span><text:span text:style-name="T86">újo &amp; Guisan 2006; Godsoe </text:span><text:span text:style-name="T82">et al.</text:span><text:span text:style-name="T86">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5">. This later shortfall has been one of the main critique of </text:span><text:span text:style-name="T30">species distribution models</text:span><text:span text:style-name="T25">, </text:span><text:span text:style-name="T27">especially for </text:span><text:span text:style-name="T30">spatial and temporal</text:span><text:span text:style-name="T27">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74">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7">. </text:span><text:span text:style-name="T26">M</text:span><text:span text:style-name="T25">ethods have </text:span><text:span text:style-name="T27">introduced dispersal limitations and biotic interactions into models </text:span><text:span text:style-name="T26">either directly </text:span><text:soft-page-break/><text:span text:style-name="T26">or indirectly</text:span><text:span text:style-name="T27">, but </text:span><text:span text:style-name="T26">these are often hard to implement with the data available</text:span><text:span text:style-name="T27">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74">(Engler &amp; Guisan 2009; Pollock </text:span><text:span text:style-name="T82">et al.</text:span><text:span text:style-name="T86"> 2014; Shipley </text:span><text:span text:style-name="T82">et al.</text:span><text:span text:style-name="T86"> 2022; Staniczenko </text:span><text:span text:style-name="T82">et al.</text:span><text:span text:style-name="T86">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5">. </text:span><text:span text:style-name="T27">Regardless </text:span><text:span text:style-name="T28">of </text:span><text:span text:style-name="T30">existing</text:span><text:span text:style-name="T28"> limitations</text:span><text:span text:style-name="T27">, </text:span><text:span text:style-name="T30">species distribution models</text:span><text:span text:style-name="T27"> have proved to be instrumental to understanding many spatial and temporal patterns we observed, </text:span><text:span text:style-name="T26">fill knowledge gaps, </text:span><text:span text:style-name="T27">and is now a crucial </text:span><text:span text:style-name="T26">tool </text:span><text:span text:style-name="T27">in conservation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74">(Guisan </text:span><text:span text:style-name="T82">et al.</text:span><text:span text:style-name="T86"> 2013; Pollock </text:span><text:span text:style-name="T82">et al.</text:span><text:span text:style-name="T86">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7">.</text:span><text:span text:style-name="T25"> </text:span></text:p>
      <text:p text:style-name="P5"/>
      <text:p text:style-name="P10"><text:span text:style-name="T17">The history of biogeography can be traced back to the work of Alexander von Humbol</text:span><text:span text:style-name="T28">d</text:span><text:span text:style-name="T17">t. In his 1807 essay, Humbol</text:span><text:span text:style-name="T28">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75">(Humboldt </text:span><text:span text:style-name="T82">et al.</text:span><text:span text:style-name="T86">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8">Mechanisms </text:span><text:span text:style-name="T17">explaining this </text:span><text:span text:style-name="T28">latitudinal gradient</text:span><text:span text:style-name="T17"> </text:span><text:span text:style-name="T28">of diversity </text:span><text:span text:style-name="T17">would be proposed </text:span><text:span text:style-name="T28">only </text:span><text:span text:style-name="T17">centuries after Humbol</text:span><text:span text:style-name="T28">d</text:span><text:span text:style-name="T17">t’</text:span><text:span text:style-name="T28">s</text:span><text:span text:style-name="T17"> work, </text:span><text:span text:style-name="T28">and are still subject of debate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76">(Mittelbach </text:span><text:span text:style-name="T82">et al.</text:span><text:span text:style-name="T86">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pioneer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raphic regions based on the distribution of species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75">(Holt </text:span><text:span text:style-name="T82">et al.</text:span><text:span text:style-name="T86">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8">two seminal work </text:span><text:span text:style-name="T17">lead the way for the research of </text:span><text:span text:style-name="T30">other </text:span><text:span text:style-name="T17">generalities </text:span><text:span text:style-name="T28">and peculiarities of</text:span><text:span text:style-name="T17"> </text:span><text:span text:style-name="T28">how the diversity of life distribute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76">Understanding how these patterns emerge have been among the most fruitful avenue to enhance our understanding of how communities assemble, persist and function</text:span><text:span text:style-name="T28">.</text:span></text:p>
      <text:p text:style-name="P6"/>
      <text:p text:style-name="P10"><text:span text:style-name="T29">Other </text:span><text:span text:style-name="T30">notable</text:span><text:span text:style-name="T29"> geographic patterns </text:span><text:span text:style-name="T30">are so widespread that they have been named ecogeographic</text:span><text:span text:style-name="T29"> “rules”. One of such rules is the latitudinal diversity gradient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9">(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9">. </text:span><text:span text:style-name="T30">Some of the s</text:span><text:span text:style-name="T29">uggested explanations </text:span><text:span text:style-name="T30">for this pattern </text:span><text:span text:style-name="T29">are </text:span><text:span text:style-name="T30">the effect of higher productivity and stability of the climate in the tropics on speciation rates, niche partitioning, specialization and biotic interactions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77">(Mittelbach </text:span><text:span text:style-name="T82">et al.</text:span><text:span text:style-name="T86"> 2007; Pontarp </text:span><text:span text:style-name="T82">et al.</text:span><text:span text:style-name="T86">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9">. </text:span><text:span text:style-name="T30">Another</text:span><text:span text:style-name="T29"> gradient of longstanding interest is the relationship between body mass and latitude.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9">(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9">,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9">(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9">. </text:span><text:span text:style-name="T30">Although the exact reason for this gradient to emerge are still debated, it is usually believed that larger body size animals have better heat retention, allowing them to perform better in colder environments than smaller individuals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77">(Blackburn </text:span><text:span text:style-name="T82">et al.</text:span><text:span text:style-name="T86">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30">. <text:s/>It has now been extended to the relationship </text:span><text:soft-page-break/><text:span text:style-name="T30">between size and latitude, for ectotherms, and across closely related species (as was originally proposed by Bergmann; Blackburn et al., 1999).</text:span></text:p>
      <text:p text:style-name="P1"/>
      <text:p text:style-name="P10"><text:span text:style-name="T115">A</text:span><text:span text:style-name="T116"> recent </text:span><text:span text:style-name="T115">development</text:span><text:span text:style-name="T116"> of bio</text:span><text:span text:style-name="T34">geo</text:span><text:span text:style-name="T116">graphy is to extend from focusing solely on the distribution of organisms to distribution of interactions and the ecological network they form</text:span><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86">(Windsor </text:span><text:span text:style-name="T82">et al.</text:span><text:span text:style-name="T86">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16">. </text:span><text:span text:style-name="T34">Interaction network</text:span><text:span text:style-name="T115">s</text:span><text:span text:style-name="T34"> can vary through two main processes: (1) changes in community composition, and (2) changes in the functional relationships between interacting species (e.g., 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86">(Poisot </text:span><text:span text:style-name="T82">et al.</text:span><text:span text:style-name="T86">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34">.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86">(Pellissier </text:span><text:span text:style-name="T82">et al.</text:span><text:span text:style-name="T86">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34">, </text:span><text:span text:style-name="T35">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86">(Saravia </text:span><text:span text:style-name="T82">et al.</text:span><text:span text:style-name="T86">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34">,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86">(Galiana </text:span><text:span text:style-name="T82">et al.</text:span><text:span text:style-name="T86">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34">, </text:span><text:span text:style-name="T115">or </text:span><text:span text:style-name="T34">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86">(Poisot </text:span><text:span text:style-name="T82">et al.</text:span><text:span text:style-name="T86">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34">. </text:span><text:span text:style-name="T35">Based on previous knowledge on species biogeography and on how species interaction network are structured, it is possible to make predictions on how network properties 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88">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35"> </text:span><text:span text:style-name="T115">but</text:span><text:span text:style-name="T35"> the empirical investigation on these patterns are still rare (</text:span><text:span text:style-name="T115">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87">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35">). </text:span></text:p>
      <text:h text:style-name="P15" text:outline-level="2"/>
      <text:h text:style-name="P15" text:outline-level="2">Relations between species traits and niche </text:h>
      <text:p text:style-name="P10"><text:span text:style-name="T18">Species functional 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78">(Violle </text:span><text:span text:style-name="T82">et al.</text:span><text:span text:style-name="T86">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functional traits evolved as a function of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78">(Reich </text:span><text:span text:style-name="T82">et al.</text:span><text:span text:style-name="T86">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2">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79">(Funk </text:span><text:span text:style-name="T82">et al.</text:span><text:span text:style-name="T86">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2">, there are ample evidence of traits relating to animal responses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79">(Vandewalle </text:span><text:span text:style-name="T82">et al.</text:span><text:span text:style-name="T86">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2">and impact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79">(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2"> to the environment. </text:span><text:span text:style-name="T31">Therefore, f</text:span><text:span text:style-name="T18">unctional traits </text:span><text:span text:style-name="T32">are directly</text:span><text:span text:style-name="T31"> related to</text:span><text:span text:style-name="T18">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78">(McGill </text:span><text:span text:style-name="T82">et al.</text:span><text:span text:style-name="T86">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8"> </text:span><text:span text:style-name="T31">providing insights into the role of niche differentiation and environmental filtering for</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78">(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1">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78">(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volume, packing, and overlap of functional trait space across scale</text:span><text:span text:style-name="T31">s</text:span><text:span text:style-name="T18"> could test different hypotheses for the latitudinal gradient in species richness. </text:span><text:span text:style-name="T32">A clear benefit of traits is that, unlike species niches, they can be directly measured, providing a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79">(Kearney </text:span><text:span text:style-name="T82">et al.</text:span><text:span text:style-name="T86">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86">.</text:span></text:p>
      <text:p text:style-name="P8"/>
      <text:p text:style-name="P1"><text:span text:style-name="T18">Given that species with similar traits should </text:span><text:span text:style-name="T32">share similar response to the environment</text:span><text:span text:style-name="T18">, we expect traits to improve prediction of species distributions </text:span><text:span text:style-name="T32">and predict responses to </text:span><text:soft-page-break/><text:span text:style-name="T32">environmental changes</text:span><text:span text:style-name="T18">.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78">(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hese trait-based predictions gives a better mechanistic understanding of how traits influence species distributions, but it have been shown to help transfer </text:span><text:span text:style-name="T32">model 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78">(Vesk </text:span><text:span text:style-name="T82">et al.</text:span><text:span text:style-name="T86">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2"> Functional traits can also predicted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79">(Pacifici </text:span><text:span text:style-name="T82">et al.</text:span><text:span text:style-name="T86">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17">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79">(Griffin-Nolan </text:span><text:span text:style-name="T82">et al.</text:span><text:span text:style-name="T86">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 <text:span text:style-name="T32"><text:s/></text:span><text:span text:style-name="T33">Trait-based predictions are thus useful to fill gaps on the distribution and responses to abiotic factors for species and ecosystems we know little about.</text:span></text:p>
      <text:p text:style-name="P7"/>
      <text:p text:style-name="P1"><text:span text:style-name="T18">Species sharing similar traits should also share similar interactions. For example, while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78">(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3">s</text:span><text:span text:style-name="T18"> (species sharing similar </text:span><text:span text:style-name="T33">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78">(Bartomeus </text:span><text:span text:style-name="T82">et al.</text:span><text:span text:style-name="T86"> 2016; Gravel </text:span><text:span text:style-name="T82">et al.</text:span><text:span text:style-name="T86">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78">(Morales-Castilla </text:span><text:span text:style-name="T82">et al.</text:span><text:span text:style-name="T86">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ese types of model have been proved to predict accurately possible species interactions for a number of ecosystems, taxa, and interaction type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78">(Brousseau </text:span><text:span text:style-name="T82">et al.</text:span><text:span text:style-name="T86"> 2018; Laigle </text:span><text:span text:style-name="T82">et al.</text:span><text:span text:style-name="T86"> 2018; Pichler </text:span><text:span text:style-name="T82">et al.</text:span><text:span text:style-name="T86"> 2020; Pomeranz </text:span><text:span text:style-name="T82">et al.</text:span><text:span text:style-name="T86">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Again, such trait-based model </text:span><text:span text:style-name="T33">offer</text:span><text:span text:style-name="T18"> </text:span><text:span text:style-name="T33">a </text:span><text:span text:style-name="T18">prom</text:span><text:span text:style-name="T33">i</text:span><text:span text:style-name="T18">sing to gain mechanistic understanding of how traits relate to niches, and to fill some of the knowledge gaps about how species interact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78">(Hortal </text:span><text:span text:style-name="T82">et al.</text:span><text:span text:style-name="T86">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h text:style-name="P16" text:outline-level="2"/>
      <text:h text:style-name="P16" text:outline-level="2">Trophic interactions and food webs</text:h>
      <text:p text:style-name="P10"><text:span text:style-name="T60">One type of species interactions are trophic interactions, where a predator species feeds on a prey species. 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03">(Lindeman 1942; Thompson </text:span><text:span text:style-name="T82">et al.</text:span><text:span text:style-name="T86">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60">. For example, t</text:span>he identity, strength and organization of <text:span text:style-name="T118">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86">(Wisz </text:span><text:span text:style-name="T82">et al.</text:span><text:span text:style-name="T86">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66">(Ekl</text:span><text:span text:style-name="T80">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66">, </text:span><text:span text:style-name="T67">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67">(Gounand </text:span><text:span text:style-name="T82">et al.</text:span><text:span text:style-name="T86">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67">. </text:span><text:span text:style-name="T37">Because food webs integrate biodiversity and ecosystem function, </text:span><text:span text:style-name="T61">conserving</text:span><text:span text:style-name="T37"> their structure and the underlying trophic interactions </text:span><text:span text:style-name="T61">should</text:span><text:span text:style-name="T37"> protect the </text:span><text:soft-page-break/><text:span text:style-name="T37">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01">(Harvey </text:span><text:span text:style-name="T82">et al.</text:span><text:span text:style-name="T86">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19">For example, investigating the position of a species within a food web inform on its role within the community and help anticipate secondary extinction </text:span><text:s/><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86">(Cirtwill </text:span><text:span text:style-name="T82">et al.</text:span><text:span text:style-name="T86"> 2018; McDonald-Madden </text:span><text:span text:style-name="T82">et al.</text:span><text:span text:style-name="T86">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1"/>
      <text:p text:style-name="P10"><text:span text:style-name="T107">The collection of trophic interactions of a community forms the food web. This food web has emerging properties,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86">(Delmas </text:span><text:span text:style-name="T82">et al.</text:span><text:span text:style-name="T86"> 2019; Pimm </text:span><text:span text:style-name="T82">et al.</text:span><text:span text:style-name="T86">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07">. </text:span><text:span text:style-name="T108">This structure have important implications on the communities, such as how it may respond to disturbance </text:span><text:reference-mark-start text:name="ZOTERO_ITEM CSL_CITATION {&quot;citationID&quot;:&quot;0hpDWSrB&quot;,&quot;properties&quot;:{&quot;formattedCitation&quot;:&quot;(Allesina {\\i{}et al.} 2015)&quot;,&quot;plainCitation&quot;:&quot;(Allesina et al. 2015)&quot;,&quot;noteIndex&quot;:0},&quot;citationItems&quot;:[{&quot;id&quot;:3247,&quot;uris&quot;:[&quot;http://zotero.org/users/7057764/items/ZHB2XRQ8&quot;],&quot;itemData&quot;:{&quot;id&quot;:3247,&quot;type&quot;:&quot;article-journal&quot;,&quot;abstract&quot;:&quot;The stability of ecological systems has been a long-standing focus of ecology. Recently, tools from random matrix theory have identified the main drivers of stability in ecological communities whose network structure is random. However, empirical food webs differ greatly from random graphs. For example, their degree distribution is broader, they contain few trophic cycles, and they are almost interval. Here we derive an approximation for the stability of food webs whose structure is generated by the cascade model, in which ‘larger’ species consume ‘smaller’ ones. We predict the stability of these food webs with great accuracy, and our approximation also works well for food webs whose structure is determined empirically or by the niche model. We find that intervality and broad degree distributions tend to stabilize food webs, and that average interaction strength has little influence on stability, compared with the effect of variance and correlation.&quot;,&quot;container-title&quot;:&quot;Nature Communications&quot;,&quot;DOI&quot;:&quot;10.1038/ncomms8842&quot;,&quot;ISSN&quot;:&quot;2041-1723&quot;,&quot;issue&quot;:&quot;1&quot;,&quot;journalAbbreviation&quot;:&quot;Nat Commun&quot;,&quot;language&quot;:&quot;en&quot;,&quot;license&quot;:&quot;2015 The Author(s)&quot;,&quot;note&quot;:&quot;number: 1\npublisher: Nature Publishing Group&quot;,&quot;page&quot;:&quot;7842&quot;,&quot;source&quot;:&quot;www.nature.com&quot;,&quot;title&quot;:&quot;Predicting the stability of large structured food webs&quot;,&quot;volume&quot;:&quot;6&quot;,&quot;author&quot;:[{&quot;family&quot;:&quot;Allesina&quot;,&quot;given&quot;:&quot;Stefano&quot;},{&quot;family&quot;:&quot;Grilli&quot;,&quot;given&quot;:&quot;Jacopo&quot;},{&quot;family&quot;:&quot;Barabás&quot;,&quot;given&quot;:&quot;György&quot;},{&quot;family&quot;:&quot;Tang&quot;,&quot;given&quot;:&quot;Si&quot;},{&quot;family&quot;:&quot;Aljadeff&quot;,&quot;given&quot;:&quot;Johnatan&quot;},{&quot;family&quot;:&quot;Maritan&quot;,&quot;given&quot;:&quot;Amos&quot;}],&quot;issued&quot;:{&quot;date-parts&quot;:[[&quot;2015&quot;,7,22]]}}}],&quot;schema&quot;:&quot;https://github.com/citation-style-language/schema/raw/master/csl-citation.json&quot;} RNDnFJEQBXJkU"/><text:span text:style-name="T86">(Allesina </text:span><text:span text:style-name="T82">et al.</text:span><text:span text:style-name="T86"> 2015)</text:span><text:reference-mark-end text:name="ZOTERO_ITEM CSL_CITATION {&quot;citationID&quot;:&quot;0hpDWSrB&quot;,&quot;properties&quot;:{&quot;formattedCitation&quot;:&quot;(Allesina {\\i{}et al.} 2015)&quot;,&quot;plainCitation&quot;:&quot;(Allesina et al. 2015)&quot;,&quot;noteIndex&quot;:0},&quot;citationItems&quot;:[{&quot;id&quot;:3247,&quot;uris&quot;:[&quot;http://zotero.org/users/7057764/items/ZHB2XRQ8&quot;],&quot;itemData&quot;:{&quot;id&quot;:3247,&quot;type&quot;:&quot;article-journal&quot;,&quot;abstract&quot;:&quot;The stability of ecological systems has been a long-standing focus of ecology. Recently, tools from random matrix theory have identified the main drivers of stability in ecological communities whose network structure is random. However, empirical food webs differ greatly from random graphs. For example, their degree distribution is broader, they contain few trophic cycles, and they are almost interval. Here we derive an approximation for the stability of food webs whose structure is generated by the cascade model, in which ‘larger’ species consume ‘smaller’ ones. We predict the stability of these food webs with great accuracy, and our approximation also works well for food webs whose structure is determined empirically or by the niche model. We find that intervality and broad degree distributions tend to stabilize food webs, and that average interaction strength has little influence on stability, compared with the effect of variance and correlation.&quot;,&quot;container-title&quot;:&quot;Nature Communications&quot;,&quot;DOI&quot;:&quot;10.1038/ncomms8842&quot;,&quot;ISSN&quot;:&quot;2041-1723&quot;,&quot;issue&quot;:&quot;1&quot;,&quot;journalAbbreviation&quot;:&quot;Nat Commun&quot;,&quot;language&quot;:&quot;en&quot;,&quot;license&quot;:&quot;2015 The Author(s)&quot;,&quot;note&quot;:&quot;number: 1\npublisher: Nature Publishing Group&quot;,&quot;page&quot;:&quot;7842&quot;,&quot;source&quot;:&quot;www.nature.com&quot;,&quot;title&quot;:&quot;Predicting the stability of large structured food webs&quot;,&quot;volume&quot;:&quot;6&quot;,&quot;author&quot;:[{&quot;family&quot;:&quot;Allesina&quot;,&quot;given&quot;:&quot;Stefano&quot;},{&quot;family&quot;:&quot;Grilli&quot;,&quot;given&quot;:&quot;Jacopo&quot;},{&quot;family&quot;:&quot;Barabás&quot;,&quot;given&quot;:&quot;György&quot;},{&quot;family&quot;:&quot;Tang&quot;,&quot;given&quot;:&quot;Si&quot;},{&quot;family&quot;:&quot;Aljadeff&quot;,&quot;given&quot;:&quot;Johnatan&quot;},{&quot;family&quot;:&quot;Maritan&quot;,&quot;given&quot;:&quot;Amos&quot;}],&quot;issued&quot;:{&quot;date-parts&quot;:[[&quot;2015&quot;,7,22]]}}}],&quot;schema&quot;:&quot;https://github.com/citation-style-language/schema/raw/master/csl-citation.json&quot;} RNDnFJEQBXJkU"/><text:span text:style-name="T108">. May famously showed that under random interaction network, a more complex (measured by level of connectance, species richness, and mean interaction strength) food web should be less stable, challenging the commonly accepted assumption of the time that more complex system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08">(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08">. This inspired decades of work finding how some of the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08">(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08">. Another example </text:span><text:span text:style-name="T123">of how food web structure influence communities how network complementary</text:span><text:span text:style-name="T108"> (species partitioning resources and enemies) increase ecosystem productivity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86">(Poisot </text:span><text:span text:style-name="T82">et al.</text:span><text:span text:style-name="T86">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08">. </text:span><text:span text:style-name="T123">Thus, it is not only the number and identity of trophic interactions that matters, but also how they are organised among species.</text:span></text:p>
      <text:p text:style-name="P1"/>
      <text:p text:style-name="P10">Yet, we still face major challenges when developing accurate descriptions of natural food webs <text:span text:style-name="T120">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86">(Poisot </text:span><text:span text:style-name="T82">et al.</text:span><text:span text:style-name="T86">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20">In fact, the “</text:span>lack of knowledge about interactions among species or among groups of species” is <text:span text:style-name="T120">one of</text:span> the <text:span text:style-name="T120">major </text:span>biodiversity <text:span text:style-name="T120">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86">(Hortal </text:span><text:span text:style-name="T82">et al.</text:span><text:span text:style-name="T86">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text:span text:style-name="T120">A reason for this lack of knowledge is that sampling interactions is hard. To observe an interaction, one need the simultaneous detect individuals of two species while interacting. It is </text:span>virtually impossible to sample all interactions <text:span text:style-name="T120">even for</text:span> a <text:span text:style-name="T120">simple </text:span>community <text:span text:style-name="T120">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86">(Chacoff </text:span><text:span text:style-name="T82">et al.</text:span><text:span text:style-name="T86">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The<text:span text:style-name="T120">re are also spatial biases in the</text:span> available food web datasets <text:span text:style-name="T120">towards</text:spa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86">(Cameron </text:span><text:span text:style-name="T82">et al.</text:span><text:span text:style-name="T86"> 2019; Poisot </text:span><text:span text:style-name="T82">et al.</text:span><text:span text:style-name="T86">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ext:s/>Altogether, these biases limit the scale of food web research and are major hurdles toward the needed shift in focus from species to interaction networks in conservation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86">(Harvey </text:span><text:span text:style-name="T82">et al.</text:span><text:span text:style-name="T86">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1"><text:soft-page-break/></text:p>
      <text:p text:style-name="P10"><text:span text:style-name="T121">To fill the these gaps, models to predict trophic interactions have been developed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86">(Strydom </text:span><text:span text:style-name="T82">et al.</text:span><text:span text:style-name="T86">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21">. N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86">(Morales-Castilla </text:span><text:span text:style-name="T82">et al.</text:span><text:span text:style-name="T86">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21">.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86">(Canard </text:span><text:span text:style-name="T82">et al.</text:span><text:span text:style-name="T86">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36">. </text:span><text:span text:style-name="T121">The absence of interaction due to this constraint are termed neutrally forbidden interactions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86">(Morales-Castilla </text:span><text:span text:style-name="T82">et al.</text:span><text:span text:style-name="T86">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36">. </text:span><text:span text:style-name="T121">Even if n</text:span><text:span text:style-name="T36">eutral models </text:span><text:span text:style-name="T121">are</text:span><text:span text:style-name="T36"> able to predict a significant amount of variation in interaction strengths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86">(Canard </text:span><text:span text:style-name="T82">et al.</text:span><text:span text:style-name="T86">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36">, recent research pointed out that co-occurrences are not synonymous to interaction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86">(Blanchet </text:span><text:span text:style-name="T82">et al.</text:span><text:span text:style-name="T86"> 2020; Thurman </text:span><text:span text:style-name="T82">et al.</text:span><text:span text:style-name="T86">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36">. </text:span><text:span text:style-name="T122">In contrast to the neutral model, niche-based models predict that whether or not two species interact depends on their respective traits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86">(Rossberg </text:span><text:span text:style-name="T82">et al.</text:span><text:span text:style-name="T86">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22">N</text:span><text:span text:style-name="T107">on-interactions driven by this niche-based process are termed functionally forbidden interactions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86">(Morales-Castilla </text:span><text:span text:style-name="T82">et al.</text:span><text:span text:style-name="T86">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07">, and can be </text:span><text:span text:style-name="T122">predicted</text:span><text:span text:style-name="T107"> by </text:span><text:span text:style-name="T122">trait-based</text:span><text:span text:style-name="T107"> model</text:span><text:span text:style-name="T122">s</text:span><text:span text:style-name="T107">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86">(Bartomeus </text:span><text:span text:style-name="T82">et al.</text:span><text:span text:style-name="T86">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07">. </text:span>Phylogenetic relationships are also informative since they can serve as proxy for trait relationships, and because interactions and species' roles (i.e. species' positions in the food web) tend to be evolutionar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86">(Gómez </text:span><text:span text:style-name="T82">et al.</text:span><text:span text:style-name="T86"> 2010; Stouffer </text:span><text:span text:style-name="T82">et al.</text:span><text:span text:style-name="T86">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12"/>
      <text:p text:style-name="P1"><text:span text:style-name="T123">At the network level, other factors constraint food web beyond the ones</text:span><text:span text:style-name="T108"> acting at the interaction level (neutral and niche processes). </text:span><text:span text:style-name="T124">First, because local interactions are drawn from the pool of interactions at regional scale, local food webs are constraint by the regional web of interactions (named the regional metaweb). Recently,</text:span><text:span text:style-name="T108">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89">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09"> </text:span><text:span text:style-name="T124">even </text:span><text:span text:style-name="T109">showed that </text:span><text:span text:style-name="T124">properties of</text:span><text:span text:style-name="T109"> food web</text:span><text:span text:style-name="T126">s</text:span><text:span text:style-name="T109"> emerge from the </text:span><text:span text:style-name="T126">metaweb</text:span><text:span text:style-name="T109">, suggesting that </text:span><text:span text:style-name="T126">the regional</text:span> food web structure is <text:span text:style-name="T126">the primary constraint on local food web structure</text:span><text:span text:style-name="T109">. </text:span><text:span text:style-name="T126">Second</text:span><text:span text:style-name="T124">, there are evidence that</text:span><text:span text:style-name="T109"> </text:span><text:span text:style-name="T124">the </text:span><text:span text:style-name="T109">environment influence the local realization of the food web. For example, </text:span><text:span text:style-name="T124">primary</text:span><text:span text:style-name="T109"> productivity should </text:span><text:span text:style-name="T124">determine</text:span><text:span text:style-name="T109"> the number of trophic level </text:span><text:span text:style-name="T124">and number of species at each trophic level </text:span><text:span text:style-name="T109">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09">(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09">. </text:span><text:span text:style-name="T124">A</text:span><text:span text:style-name="T109">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86">(Galiana </text:span><text:span text:style-name="T82">et al.</text:span><text:span text:style-name="T86">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09">. </text:span><text:span text:style-name="T124">S</text:span><text:span text:style-name="T109">patial (e.g., habitat diversity) and temporal (e.g., seasonality) is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86">(McMeans </text:span><text:span text:style-name="T82">et al.</text:span><text:span text:style-name="T86"> 2015; Rooney </text:span><text:span text:style-name="T82">et al.</text:span><text:span text:style-name="T86">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09">. For example, species occurring in the same habitat type or season will form highly connected module relative to species not present at the same time or space. </text:span><text:span text:style-name="T126">Finally</text:span><text:span text:style-name="T125">, </text:span><text:span text:style-name="T126">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86">(Grilli </text:span><text:span text:style-name="T82">et al.</text:span><text:span text:style-name="T86">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26">. Theory predicts that for a food web to be persist, it needs to lead to a feasible and stable equilibrium</text:span><text:span text:style-name="T109">. </text:span><text:span text:style-name="T126">In all, food webs </text:span><text:soft-page-break/><text:span text:style-name="T126">are a product of neutral and niche constraints acting at the level of interactions, and neutral, environmental and dynamic constraints at the network level.</text:span></text:p>
      <text:p text:style-name="P1"/>
      <text:h text:style-name="P17" text:outline-level="2">Bird <text:span text:style-name="T132">niche and threats across seasons</text:span></text:h>
      <text:p text:style-name="P1"><text:span text:style-name="T127">Migratory species are declining around the globe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86">(Bairlein 2016; Studds </text:span><text:span text:style-name="T82">et al.</text:span><text:span text:style-name="T86">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27">. Rosenberg et al. </text:span><text:reference-mark-start text:name="ZOTERO_ITEM CSL_CITATION {&quot;citationID&quot;:&quot;KbfhLyFL&quot;,&quot;properties&quot;:{&quot;formattedCitation&quot;:&quot;(Rosenberg {\\i{}et al.} 2019)&quot;,&quot;plainCitation&quot;:&quot;(Rosenberg et al. 2019)&quot;,&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3wiKJryu76"/><text:span text:style-name="T86">(2019)</text:span><text:reference-mark-end text:name="ZOTERO_ITEM CSL_CITATION {&quot;citationID&quot;:&quot;KbfhLyFL&quot;,&quot;properties&quot;:{&quot;formattedCitation&quot;:&quot;(Rosenberg {\\i{}et al.} 2019)&quot;,&quot;plainCitation&quot;:&quot;(Rosenberg et al. 2019)&quot;,&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3wiKJryu76"/><text:span text:style-name="T127"> estimated that the abundance of North American birds, for example, decreased by 29% between 1970 and 2019</text:span><text:span text:style-name="T110">. </text:span><text:span text:style-name="T127">To slow down this decline, we need a </text:span><text:span text:style-name="T132">comprehensive understanding of the</text:span><text:span text:style-name="T127"> ecology </text:span><text:span text:style-name="T132">of birds</text:span><text:span text:style-name="T127"> over </text:span><text:span text:style-name="T132">the</text:span><text:span text:style-name="T127"> full annual cycle and protect the</text:span><text:span text:style-name="T132">ir</text:span><text:span text:style-name="T127">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86">(Marra </text:span><text:span text:style-name="T82">et al.</text:span><text:span text:style-name="T86"> 2015; Xu </text:span><text:span text:style-name="T82">et al.</text:span><text:span text:style-name="T86">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27">. </text:span><text:span text:style-name="T132">S</text:span><text:span text:style-name="T127">tressors</text:span><text:span text:style-name="T128"> affecting </text:span><text:span text:style-name="T129">individuals in one season can</text:span><text:span text:style-name="T128"> carry-over to affect </text:span><text:span text:style-name="T130">the survival and reproductive success</text:span><text:span text:style-name="T128"> at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81">(Norris </text:span><text:span text:style-name="T82">et al.</text:span><text:span text:style-name="T86"> 2004; Reudink </text:span><text:span text:style-name="T82">et al.</text:span><text:span text:style-name="T86">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28">. </text:span><text:span text:style-name="T129">Despite the importance of a year-around understanding</text:span><text:span text:style-name="T110">, most studies </text:span><text:span text:style-name="T127">historically </text:span><text:span text:style-name="T110">focus</text:span><text:span text:style-name="T127">ed</text:span><text:span text:style-name="T110"> on </text:span><text:span text:style-name="T127">a single</text:span><text:span text:style-name="T110">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86">(Marra </text:span><text:span text:style-name="T82">et al.</text:span><text:span text:style-name="T86">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10">. </text:span>For effective conservation efforts, it's imperative to gain a deeper understanding of bird distribution, threats, environmental responses, and interactions throughout the entire year.</text:p>
      <text:p text:style-name="P19"><text:span text:style-name="T62"/></text:p>
      <text:p text:style-name="P20"><text:span text:style-name="T63">M</text:span><text:span text:style-name="T62">igration </text:span><text:span text:style-name="T63">is though to </text:span><text:span text:style-name="T62">have evolved in response</text:span><text:span text:style-name="T39"> to seasonality, </text:span><text:span text:style-name="T63">allowing species</text:span><text:span text:style-name="T39"> to</text:span><text:span text:style-name="T38"> maintain fidelity to </text:span><text:span text:style-name="T63">favourable </text:span><text:span text:style-name="T38">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02">(Winger </text:span><text:span text:style-name="T82">et al.</text:span><text:span text:style-name="T86">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38">. </text:span><text:span text:style-name="T40">Unlike other adaptation </text:span><text:span text:style-name="T63">to seasonality</text:span><text:span text:style-name="T40"> such as hibernation or freeze tolerance, migration </text:span><text:span text:style-name="T63">allows species to maintain consistent</text:span><text:span text:style-name="T40"> thermal conditions throughout the year</text:span><text:span text:style-name="T63"> but comes </text:span><text:span text:style-name="T40">with movement costs</text:span><text:span text:style-name="T38">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02">(G</text:span><text:span text:style-name="T86">ómez </text:span><text:span text:style-name="T82">et al.</text:span><text:span text:style-name="T86"> 2016; Nakazawa </text:span><text:span text:style-name="T82">et al.</text:span><text:span text:style-name="T86">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38">.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38">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38"> </text:span><text:span text:style-name="T63">showed</text:span><text:span text:style-name="T38"> that breeding and w</text:span><text:span text:style-name="T43">intering destinations </text:span><text:span text:style-name="T44">of migratory birds are optimized </text:span><text:span text:style-name="T43">to </text:span><text:span text:style-name="T45">avoid unfavorable climatic conditions</text:span><text:span text:style-name="T43">,</text:span><text:span text:style-name="T38"> competition, and minimize </text:span><text:span text:style-name="T63">travel distance</text:span><text:span text:style-name="T38">. </text:span><text:span text:style-name="T47">Therefore, </text:span><text:span text:style-name="T41">evidence suggests there is</text:span><text:span text:style-name="T38"> a fundamental trade-off between the movement within geographic and</text:span><text:span text:style-name="T46"> </text:span><text:span text:style-name="T48">climat</text:span><text:span text:style-name="T49">ic</text:span><text:span text:style-name="T48"> </text:span><text:span text:style-name="T38">niche space</text:span><text:span text:style-name="T63">s</text:span><text:span text:style-name="T38"> </text:span><text:span text:style-name="T91">(Gómez et al., 2016; Nakazawa et al., 2004), but it is poorly understood how the differences between species change the </text:span><text:span text:style-name="T92">balance</text:span><text:span text:style-name="T91"> of this trade-off. </text:span></text:p>
      <text:p text:style-name="P18"><text:span text:style-name="T50"/></text:p>
      <text:p text:style-name="P20"><text:span text:style-name="T93">Species' strategies for minimizing movement within their climatic niche space versus enduring variation in climatic conditions are shaped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93">(Cohen &amp; Jetz 2022; McKinnon </text:span><text:span text:style-name="T82">et al.</text:span><text:span text:style-name="T86"> 2010; Zurell </text:span><text:span text:style-name="T82">et al.</text:span><text:span text:style-name="T86">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50">. For example, </text:span><text:span text:style-name="T56">larger species should be more likely to minimize travel distance has they usually need more energy to migrate</text:span><text:span text:style-name="T53">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53">(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53"> </text:span><text:span text:style-name="T56">and </text:span><text:span text:style-name="T52">can </text:span><text:span text:style-name="T54">tolerate</text:span><text:span text:style-name="T56"> </text:span><text:span text:style-name="T42">colder</text:span><text:span text:style-name="T56"> temperature</text:span><text:span text:style-name="T55">s</text:span><text:span text:style-name="T56">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94">(Blackburn </text:span><text:span text:style-name="T98">et al.</text:span><text:span text:style-name="T94">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56">. Similarly, species with a flexible diet, like the Northern cardinal (</text:span><text:span text:style-name="T57">Cardinalis cardinalis)</text:span><text:span text:style-name="T58">, who switch from feeding on insect and berries in summer to a mainly granivore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59">(Gill </text:span><text:soft-page-break/><text:span text:style-name="T59">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58">, are less likely to migrate to track resources.</text:span><text:span text:style-name="T50"> </text:span><text:span text:style-name="T112">While </text:span><text:span text:style-name="T111">these examples show </text:span><text:span text:style-name="T113">how certain traits explain why some birds</text:span><text:span text:style-name="T111"> </text:span><text:span text:style-name="T113">favour movement </text:span><text:span text:style-name="T114">within climatic space over movement in geographic space</text:span><text:span text:style-name="T111">, we are </text:span><text:span text:style-name="T114">still </text:span><text:span text:style-name="T111">lacking evidence </text:span><text:span text:style-name="T113">for other </text:span><text:span text:style-name="T111">traits. </text:span></text:p>
      <text:p text:style-name="P9"/>
      <text:p text:style-name="Text_20_body"><text:span text:style-name="T51">Understanding how traits influence </text:span><text:span text:style-name="T56">how </text:span><text:span text:style-name="T51">species' </text:span><text:span text:style-name="T56">balance the trade-off</text:span><text:span text:style-name="T51"> between geographic and within-niche movements can provide a more mechanistic insight into the significant seasonal shifts in diversity highlighted in recent literature. For instance, Ng et al. </text:span><text:reference-mark-start text:name="ZOTERO_ITEM CSL_CITATION {&quot;citationID&quot;:&quot;gFZqgLJy&quot;,&quot;properties&quot;:{&quot;formattedCitation&quot;:&quot;(Ng {\\i{}et al.} 2022)&quot;,&quot;plainCitation&quot;:&quot;(Ng et al. 2022)&quot;,&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0qfWS3Y37m"/><text:span text:style-name="T95">(</text:span><text:span text:style-name="T86">2022)</text:span><text:reference-mark-end text:name="ZOTERO_ITEM CSL_CITATION {&quot;citationID&quot;:&quot;gFZqgLJy&quot;,&quot;properties&quot;:{&quot;formattedCitation&quot;:&quot;(Ng {\\i{}et al.} 2022)&quot;,&quot;plainCitation&quot;:&quot;(Ng et al. 2022)&quot;,&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0qfWS3Y37m"/><text:span text:style-name="T51"> </text:span><text:span text:style-name="T56">o</text:span><text:span text:style-name="T51">bserved seasonal variations in the biomass, abundance, and richness of nocturnal migratory landbirds in the United States, with higher abundance and diversity in the Southeast and Pacific coast during winter, and in the Northeastern and Midwestern United States during summer. Similarly, La Sorte et al. </text:span><text:reference-mark-start text:name="ZOTERO_ITEM CSL_CITATION {&quot;citationID&quot;:&quot;rBBTnp4P&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JQ3TNyiYe8"/><text:span text:style-name="T95">(</text:span><text:span text:style-name="T94">2</text:span><text:span text:style-name="T86">022)</text:span><text:reference-mark-end text:name="ZOTERO_ITEM CSL_CITATION {&quot;citationID&quot;:&quot;rBBTnp4P&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JQ3TNyiYe8"/><text:span text:style-name="T51"> </text:span><text:span text:style-name="T56">n</text:span><text:span text:style-name="T51">oted that bird richness peaked on islands in the northern mid-latitudes during migration, shifting to tropical latitudes in winter. Additionally, the functional composition of bird assemblages varies seasonally, as demonstrated by </text:span><text:reference-mark-start text:name="ZOTERO_ITEM CSL_CITATION {&quot;citationID&quot;:&quot;iNDXewVi&quot;,&quot;properties&quot;:{&quot;formattedCitation&quot;:&quot;(Jarzyna &amp; Stagge 2023)&quot;,&quot;plainCitation&quot;:&quot;(Jarzyna &amp; Stagge 2023)&quot;,&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mWDcYREO77"/><text:span text:style-name="T51">Jarzyna &amp; Stagge </text:span><text:span text:style-name="T56">(</text:span><text:span text:style-name="T51">2023)</text:span><text:reference-mark-end text:name="ZOTERO_ITEM CSL_CITATION {&quot;citationID&quot;:&quot;iNDXewVi&quot;,&quot;properties&quot;:{&quot;formattedCitation&quot;:&quot;(Jarzyna &amp; Stagge 2023)&quot;,&quot;plainCitation&quot;:&quot;(Jarzyna &amp; Stagge 2023)&quot;,&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mWDcYREO77"/><text:span text:style-name="T51">, who found that functional richness is highest in winter despite a decrease in species richness in the Northeastern United States. These findings underscore a strong functional basis for seasonal diversity patterns, yet the specific traits driving major diversity gradients remain incompletely understood.</text:span></text:p>
      <text:p text:style-name="P11"/>
      <text:p text:style-name="P22"><text:span text:style-name="T56">As migratory birds change their ranges between seasons, so are the level of protection and the threats they are facing. Runge et al. (2015) showed that, globally, </text:span>just 9% of 1451 migratory birds are adequately covered by protected areas across all stages of their annual cycle, in comparison with 45% of nonmigratory birds. <text:span text:style-name="T56">Most Important Bird and Biodiversity Areas, which serve as basis for bird site-based protection worldwide, are identified in the bird’s breeding distributions. It is therefore likely that protection of migrating routes are therefore to be incompletely protected. Yet, the importance of adequate protection of the entire migratory network has been demonstrated and proposed as key in order to slow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94">(Marra </text:span><text:span text:style-name="T82">et al.</text:span><text:span text:style-name="T86"> 2015; Runge </text:span><text:span text:style-name="T82">et al.</text:span><text:span text:style-name="T86"> 2015; Wilcove &amp; Wikelski 2008; Xu </text:span><text:span text:style-name="T82">et al.</text:span><text:span text:style-name="T86"> 2020; Zhang </text:span><text:span text:style-name="T82">et al.</text:span><text:span text:style-name="T86">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56">. Birds also experience different level of stress throughout their annual cycle. For example, </text:span><text:reference-mark-start text:name="ZOTERO_ITEM CSL_CITATION {&quot;citationID&quot;:&quot;kvhEn6M9&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zdyHXyGF84"/><text:span text:style-name="T94">La Sorte </text:span><text:span text:style-name="T82">et al.</text:span><text:span text:style-name="T86"> </text:span><text:span text:style-name="T90">(</text:span><text:span text:style-name="T86">2022)</text:span><text:reference-mark-end text:name="ZOTERO_ITEM CSL_CITATION {&quot;citationID&quot;:&quot;kvhEn6M9&quot;,&quot;properties&quot;:{&quot;formattedCitation&quot;:&quot;(La Sorte {\\i{}et al.} 2022)&quot;,&quot;plainCitation&quot;:&quot;(La Sorte et al. 2022)&quot;,&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zdyHXyGF84"/><text:span text:style-name="T132"> recently showed that exposure to </text:span>air pollution <text:span text:style-name="T132">differ between seasons for world’s nocturnally migrating birds, and that this exposure will also change differently among seasons in the future. For effective conservation efforts, it's imperative to gain a deeper understanding of the level of protection and threats among bird species and how they are associated with the observed trends in abundances.</text:span></text:p>
      <text:h text:style-name="P15" text:outline-level="2"><text:soft-page-break/>Litterature cited</text:h>
      <text:section text:style-name="Sect1" text:name="ZOTERO_BIBL {&quot;uncited&quot;:[],&quot;omitted&quot;:[],&quot;custom&quot;:[]} CSL_BIBLIOGRAPHY RND16JUV9SkZ0">
        <text:p text:style-name="Bibliography_20_1">Allesina, S., Grilli, J., Barabás, G., Tang, S., Aljadeff, J. &amp; Maritan, A. (2015). Predicting the stability of large structured food webs. <text:span text:style-name="T133">Nat Commun</text:span>, 6, 7842.</text:p>
        <text:p text:style-name="Bibliography_20_1">Allesina, S. &amp; Tang, S. (2015). The stability–complexity relationship at age 40: a random matrix perspective. <text:span text:style-name="T133">Population Ecology</text:span>, 57, 63–75.</text:p>
        <text:p text:style-name="Bibliography_20_1">Araújo, M.B. &amp; Guisan, A. (2006). Five (or so) challenges for species distribution modelling. <text:span text:style-name="T133">J Biogeography</text:span>, 33, 1677–1688.</text:p>
        <text:p text:style-name="Bibliography_20_1">Araújo, M.B. &amp; Rozenfeld, A. (2014). The geographic scaling of biotic interactions. <text:span text:style-name="T133">Ecography</text:span>, 37, 406–415.</text:p>
        <text:p text:style-name="Bibliography_20_1">Bairlein, F. (2016). Migratory birds under threat. <text:span text:style-name="T133">Science</text:span>, 354, 547–548.</text:p>
        <text:p text:style-name="Bibliography_20_1">Baiser, B., Gotelli, N.J., Buckley, H.L., Miller, T.E. &amp; Ellison, A.M. (2012). Geographic variation in network structure of a nearctic aquatic food web: Network structure in an aquatic food web. <text:span text:style-name="T133">Global Ecology and Biogeography</text:span>, 21, 579–591.</text:p>
        <text:p text:style-name="Bibliography_20_1">Baiser, B., Gravel, D., Cirtwill, A.R., Dunne, J.A., Fahimipour, A.K., Gilarranz, L.J., <text:span text:style-name="T133">et al.</text:span> (2019). Ecogeographical rules and the macroecology of food webs. <text:span text:style-name="T133">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133">Functional Ecology</text:span>, 30, 1894–1903.</text:p>
        <text:p text:style-name="Bibliography_20_1">Bell, G. &amp; Schluter, A.E.D. (2000). The Distribution of Abundance in Neutral Communities. <text:span text:style-name="T133">The American Naturalist</text:span>, 155, 606–617.</text:p>
        <text:p text:style-name="Bibliography_20_1">Belmaker, J., Zarnetske, P., Tuanmu, M.-N., Zonneveld, S., Record, S., Strecker, A., <text:span text:style-name="T133">et al.</text:span> (2015). Empirical evidence for the scale dependence of biotic interactions. <text:span text:style-name="T133">Global Ecology and Biogeography</text:span>, 24, 750–761.</text:p>
        <text:p text:style-name="Bibliography_20_1">Bergmann, C. (1848). <text:span text:style-name="T133">Über die Verhältnisse der Wärmeökonomie der Thiere zu ihrer Grösse</text:span>. Vandenhoeck und Ruprecht.</text:p>
        <text:p text:style-name="Bibliography_20_1">Blackburn, T.M., Gaston, K.J. &amp; Loder, N. (1999). Geographic gradients in body size: a clarification of Bergmann’s rule. <text:span text:style-name="T133">Diversity and Distributions</text:span>, 5, 165–174.</text:p>
        <text:p text:style-name="Bibliography_20_1">Blanchet, F.G., Cazelles, K. &amp; Gravel, D. (2020). Co-occurrence is not evidence of ecological interactions. <text:span text:style-name="T133">Ecology Letters</text:span>, 23, 1050–1063.</text:p>
        <text:p text:style-name="Bibliography_20_1">Booth, T.H., Nix, H.A., Hutchinson, M.F. &amp; Jovanic, T. (1988). Niche analysis and tree species introduction. <text:span text:style-name="T133">Forest Ecology and Management</text:span>, 23, 47–59.</text:p>
        <text:p text:style-name="Bibliography_20_1">Brousseau, P.-M., Gravel, D. &amp; Handa, I.T. (2018). Trait matching and phylogeny as predictors of predator–prey interactions involving ground beetles. <text:span text:style-name="T133">Functional Ecology</text:span>, 32, 192–202.</text:p>
        <text:p text:style-name="Bibliography_20_1">Cameron, E.K., Sundqvist, M.K., Keith, S.A., CaraDonna, P.J., Mousing, E.A., Nilsson, K.A., <text:span text:style-name="T133">et al.</text:span> (2019). Uneven global distribution of food web studies under climate change. <text:span text:style-name="T133">Ecosphere</text:span>, 10, e02645.</text:p>
        <text:p text:style-name="Bibliography_20_1">Canard, E., Mouquet, N., Marescot, L., Gaston, K.J., Gravel, D. &amp; Mouillot, D. (2012). Emergence of Structural Patterns in Neutral Trophic Networks. <text:span text:style-name="T133">PLOS ONE</text:span>, 7, e38295.</text:p>
        <text:p text:style-name="Bibliography_20_1">Canard, E.F., Mouquet, N., Mouillot, D., Stanko, M., Miklisova, D. &amp; Gravel, D. (2014). Empirical Evaluation of Neutral Interactions in Host-Parasite Networks. <text:span text:style-name="T133">The American Naturalist</text:span>, 183, 468–479.</text:p>
        <text:p text:style-name="Bibliography_20_1">Chacoff, N.P., Vázquez, D.P., Lomáscolo, S.B., Stevani, E.L., Dorado, J. &amp; Padrón, B. (2012). Evaluating sampling completeness in a desert plant–pollinator network. <text:span text:style-name="T133">Journal of Animal Ecology</text:span>, 81, 190–200.</text:p>
        <text:p text:style-name="Bibliography_20_1">Chase, J.M. &amp; Leibold, M.A. (2003). <text:span text:style-name="T133">Ecological Niches: Linking Classical and Contemporary Approaches</text:span>. University of Chicago Press.</text:p>
        <text:p text:style-name="Bibliography_20_1"><text:soft-page-break/>Chesson, P. (2000). Mechanisms of Maintenance of Species Diversity. <text:span text:style-name="T133">Annual Review of Ecology and Systematics</text:span>, 31, 343–366.</text:p>
        <text:p text:style-name="Bibliography_20_1">Cirtwill, A.R., Dalla Riva, G.V., Gaiarsa, M.P., Bimler, M.D., Cagua, E.F., Coux, C., <text:span text:style-name="T133">et al.</text:span> (2018). A review of species role concepts in food webs. <text:span text:style-name="T133">Food Webs</text:span>, 16, e00093.</text:p>
        <text:p text:style-name="Bibliography_20_1">Cohen, J. &amp; Jetz, W. (2022). <text:span text:style-name="T133">Diverse strategies for tracking seasonal environmental niches at hemispheric scale</text:span> (preprint). Ecology.</text:p>
        <text:p text:style-name="Bibliography_20_1">Delmas, E., Besson, M., Brice, M.-H., Burkle, L.A., Riva, G.V.D., Fortin, M.-J., <text:span text:style-name="T133">et al.</text:span> (2019). Analysing ecological networks of species interactions. <text:span text:style-name="T133">Biological Reviews</text:span>, 94, 16–36.</text:p>
        <text:p text:style-name="Bibliography_20_1">Eklöf, A. &amp; Ebenman, B. (2006). Species loss and secondary extinctions in simple and complex model communities. <text:span text:style-name="T133">Journal of Animal Ecology</text:span>, 75, 239–246.</text:p>
        <text:p text:style-name="Bibliography_20_1">Elith, J. &amp; Leathwick, J.R. (2009). Species Distribution Models: Ecological Explanation and Prediction Across Space and Time. <text:span text:style-name="T133">Annual Review of Ecology, Evolution, and Systematics</text:span>, 40, 677–697.</text:p>
        <text:p text:style-name="Bibliography_20_1">Elton, C.S. (1927). <text:span text:style-name="T133">Animal ecology</text:span>. Macmillan Co., New York.</text:p>
        <text:p text:style-name="Bibliography_20_1">Engler, R. &amp; Guisan, A. (2009). MigClim: Predicting plant distribution and dispersal in a changing climate. <text:span text:style-name="T133">Diversity and Distributions</text:span>, 15, 590–601.</text:p>
        <text:p text:style-name="Bibliography_20_1">Funk, J.L., Larson, J.E., Ames, G.M., Butterfield, B.J., Cavender-Bares, J., Firn, J., <text:span text:style-name="T133">et al.</text:span> (2017). Revisiting the Holy Grail: using plant functional traits to understand ecological processes. <text:span text:style-name="T133">Biological Reviews</text:span>, 92, 1156–1173.</text:p>
        <text:p text:style-name="Bibliography_20_1">Galiana, N., Barros, C., Braga, J., Ficetola, G.F., Maiorano, L., Thuiller, W., <text:span text:style-name="T133">et al.</text:span> (2021). The spatial scaling of food web structure across European biogeographical regions. <text:span text:style-name="T133">Ecography</text:span>, 44, 653–664.</text:p>
        <text:p text:style-name="Bibliography_20_1">Galiana, N., Lurgi, M., Claramunt-López, B., Fortin, M.-J., Leroux, S., Cazelles, K., <text:span text:style-name="T133">et al.</text:span> (2018). The spatial scaling of species interaction networks. <text:span text:style-name="T133">Nat Ecol Evol</text:span>, 2, 782–790.</text:p>
        <text:p text:style-name="Bibliography_20_1">Gause, G.F. (1934). Experimental Analysis of Vito Volterra’s Mathematical Theory of the Struggle for Existence. <text:span text:style-name="T133">Science</text:span>, 79, 16–17.</text:p>
        <text:p text:style-name="Bibliography_20_1">Gill, F.B. (2007). <text:span text:style-name="T133">Ornithology</text:span>. 3rd ed. W.H. Freeman, New York.</text:p>
        <text:p text:style-name="Bibliography_20_1">Godsoe, W., Jankowski, J., Holt, R.D. &amp; Gravel, D. (2017). Integrating Biogeography with Contemporary Niche Theory. <text:span text:style-name="T133">Trends in Ecology &amp; Evolution</text:span>, 32, 488–499.</text:p>
        <text:p text:style-name="Bibliography_20_1">Gómez, C., Tenorio, E.A., Montoya, P. &amp; Cadena, C.D. (2016). Niche-tracking migrants and niche-switching residents: evolution of climatic niches in New World warblers (Parulidae). <text:span text:style-name="T133">Proceedings of the Royal Society B: Biological Sciences</text:span>, 283, 20152458.</text:p>
        <text:p text:style-name="Bibliography_20_1">Gómez, J.M., Verdú, M. &amp; Perfectti, F. (2010). Ecological interactions are evolutionarily conserved across the entire tree of life. <text:span text:style-name="T133">Nature</text:span>, 465, 918–921.</text:p>
        <text:p text:style-name="Bibliography_20_1">Gounand, I., Harvey, E., Little, C.J. &amp; Altermatt, F. (2018). Meta-Ecosystems 2.0: Rooting the Theory into the Field. <text:span text:style-name="T133">Trends in Ecology &amp; Evolution</text:span>, 33, 36–46.</text:p>
        <text:p text:style-name="Bibliography_20_1">Gravel, D., Baiser, B., Dunne, J.A., Kopelke, J.-P., Martinez, N.D., Nyman, T., <text:span text:style-name="T133">et al.</text:span> (2019). Bringing Elton and Grinnell together: a quantitative framework to represent the biogeography of ecological interaction networks. <text:span text:style-name="T133">Ecography</text:span>, 42, 401–415.</text:p>
        <text:p text:style-name="Bibliography_20_1">Gravel, D., Canham, C.D., Beaudet, M. &amp; Messier, C. (2006). Reconciling niche and neutrality: the continuum hypothesis. <text:span text:style-name="T133">Ecology Letters</text:span>, 9, 399–409.</text:p>
        <text:p text:style-name="Bibliography_20_1">Gravel, D., Massol, F., Canard, E., Mouillot, D. &amp; Mouquet, N. (2011). Trophic theory of island biogeography. <text:span text:style-name="T133">Ecology Letters</text:span>, 14, 1010–1016.</text:p>
        <text:p text:style-name="Bibliography_20_1">Gravel, D., Poisot, T., Albouy, C., Velez, L. &amp; Mouillot, D. (2013). Inferring food web structure from predator-prey body size relationships. <text:span text:style-name="T133">Methods Ecol Evol</text:span>, 4, 1083–1090.</text:p>
        <text:p text:style-name="Bibliography_20_1">Griffin-Nolan, R.J., Bushey, J.A., Carroll, C.J.W., Challis, A., Chieppa, J., Garbowski, M., <text:span text:style-name="T133">et al.</text:span> (2018). Trait selection and community weighting are key to understanding ecosystem responses to changing precipitation regimes. <text:span text:style-name="T133">Functional Ecology</text:span>, 32, 1746–1756.</text:p>
        <text:p text:style-name="Bibliography_20_1"><text:soft-page-break/>Grilli, J., Adorisio, M., Suweis, S., Barabás, G., Banavar, J.R., Allesina, S., <text:span text:style-name="T133">et al.</text:span> (2017). Feasibility and coexistence of large ecological communities. <text:span text:style-name="T133">Nat Commun</text:span>, 8, 14389.</text:p>
        <text:p text:style-name="Bibliography_20_1">Grinnell, J. (1917). The Niche-Relationships of the California Thrasher. <text:span text:style-name="T133">The Auk</text:span>, 34, 427–433.</text:p>
        <text:p text:style-name="Bibliography_20_1">Guisan, A., Tingley, R., Baumgartner, J.B., Naujokaitis-Lewis, I., Sutcliffe, P.R., Tulloch, A.I.T., <text:span text:style-name="T133">et al.</text:span> (2013). Predicting species distributions for conservation decisions. <text:span text:style-name="T133">Ecology Letters</text:span>, 16, 1424–1435.</text:p>
        <text:p text:style-name="Bibliography_20_1">Guisan, A. &amp; Zimmermann, N.E. (2000). Predictive habitat distribution models in ecology. <text:span text:style-name="T133">Ecological Modelling</text:span>, 135, 147–186.</text:p>
        <text:p text:style-name="Bibliography_20_1">Harvey, E., Gounand, I., Ward, C.L. &amp; Altermatt, F. (2017). Bridging ecology and conservation: from ecological networks to ecosystem function. <text:span text:style-name="T133">Journal of Applied Ecology</text:span>, 54, 371–379.</text:p>
        <text:p text:style-name="Bibliography_20_1">Hillebrand, H. (2004). On the Generality of the Latitudinal Diversity Gradient. <text:span text:style-name="T133">The American Naturalist</text:span>, 163, 192–211.</text:p>
        <text:p text:style-name="Bibliography_20_1">Holt, B.G., Lessard, J.-P., Borregaard, M.K., Fritz, S.A., Araújo, M.B., Dimitrov, D., <text:span text:style-name="T133">et al.</text:span> (2013). An Update of Wallace’s Zoogeographic Regions of the World. <text:span text:style-name="T133">Science</text:span>, 339, 74–78.</text:p>
        <text:p text:style-name="Bibliography_20_1">Holt, R.D. (2009). Bringing the Hutchinsonian niche into the 21st century: Ecological and evolutionary perspectives. <text:span text:style-name="T133">PNAS</text:span>, 106, 19659–19665.</text:p>
        <text:p text:style-name="Bibliography_20_1">Hortal, J., de Bello, F., Diniz-Filho, J.A.F., Lewinsohn, T.M., Lobo, J.M. &amp; Ladle, R.J. (2015). Seven Shortfalls that Beset Large-Scale Knowledge of Biodiversity. <text:span text:style-name="T133">Annu. Rev. Ecol. Evol. Syst.</text:span>, 46, 523–549.</text:p>
        <text:p text:style-name="Bibliography_20_1">Hubbell, S.P. (2001). <text:span text:style-name="T133">The unified neutral theory of biodiversity and biogeography</text:span>. Monographs in population biology. Princeton University Press, Princeton.</text:p>
        <text:p text:style-name="Bibliography_20_1">Humboldt, A. von, Bonpland, A., Jackson, S.T. &amp; Romanowski, S. (2008). <text:span text:style-name="T133">Essay on the geography of plants</text:span>. University of Chicago Press, Chicago.</text:p>
        <text:p text:style-name="Bibliography_20_1">Hutchinson, G.E. (1957). Concluding Remarks. <text:span text:style-name="T133">Cold Spring Harbor Symposia on Quantitative Biology</text:span>, 22, 415–427.</text:p>
        <text:p text:style-name="Bibliography_20_1">Jarzyna, M.A. &amp; Stagge, J.H. (2023). Decoupled spatiotemporal patterns of avian taxonomic and functional diversity. <text:span text:style-name="T133">Current Biology</text:span>, 33, 1153-1161.e4.</text:p>
        <text:p text:style-name="Bibliography_20_1">Jordano, P. (2016). Sampling networks of ecological interactions. <text:span text:style-name="T133">Functional Ecology</text:span>, 30, 1883–1893.</text:p>
        <text:p text:style-name="Bibliography_20_1">Kearney, M., Simpson, S.J., Raubenheimer, D. &amp; Helmuth, B. (2010). Modelling the ecological niche from functional traits. <text:span text:style-name="T133">Philosophical Transactions of the Royal Society B: Biological Sciences</text:span>, 365, 3469–3483.</text:p>
        <text:p text:style-name="Bibliography_20_1">La Sorte, F.A., Horton, K.G., Johnston, A., Fink, D. &amp; Auer, T. (2022). Seasonal associations with light pollution trends for nocturnally migrating bird populations. <text:span text:style-name="T133">Ecosphere</text:span>, 13.</text:p>
        <text:p text:style-name="Bibliography_20_1">Laigle, I., Aubin, I., Digel, C., Brose, U., Boulangeat, I. &amp; Gravel, D. (2018). Species traits as drivers of food web structure. <text:span text:style-name="T133">Oikos</text:span>, 127, 316–326.</text:p>
        <text:p text:style-name="Bibliography_20_1">Lamanna, C., Blonder, B., Violle, C., Kraft, N.J.B., Sandel, B., Šímová, I., <text:span text:style-name="T133">et al.</text:span> (2014). Functional trait space and the latitudinal diversity gradient. <text:span text:style-name="T133">Proceedings of the National Academy of Sciences</text:span>, 111, 13745–13750.</text:p>
        <text:p text:style-name="Bibliography_20_1">Letten, A.D., Ke, P.-J. &amp; Fukami, T. (2017). Linking modern coexistence theory and contemporary niche theory. <text:span text:style-name="T133">Ecological Monographs</text:span>, 87, 161–177.</text:p>
        <text:p text:style-name="Bibliography_20_1">Lindeman, R.L. (1942). The Trophic-Dynamic Aspect of Ecology. <text:span text:style-name="T133">Ecology</text:span>, 23, 399–417.</text:p>
        <text:p text:style-name="Bibliography_20_1">Lundgren, E.J., Bergman, J., Trepel, J., le Roux, E., Monsarrat, S., Kristensen, J.A., <text:span text:style-name="T133">et al.</text:span> (2024). Functional traits—not nativeness—shape the effects of large mammalian herbivores on plant communities. <text:span text:style-name="T133">Science</text:span>, 383, 531–537.</text:p>
        <text:p text:style-name="Bibliography_20_1"><text:soft-page-break/>MacArthur, R.H. &amp; Wilson, E.O. (2001). <text:span text:style-name="T133">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133">Biology Letters</text:span>, 11, 20150552.</text:p>
        <text:p text:style-name="Bibliography_20_1">May, R.M. (1972). Will a Large Complex System be Stable? <text:span text:style-name="T133">Nature</text:span>, 238, 413–414.</text:p>
        <text:p text:style-name="Bibliography_20_1">Mayr, E. (1956). Geographical character gradients and climatic adaptation. <text:span text:style-name="T133">Evolution</text:span>, 10, 105–108.</text:p>
        <text:p text:style-name="Bibliography_20_1">McDonald-Madden, E., Sabbadin, R., Game, E.T., Baxter, P.W.J., Chadès, I. &amp; Possingham, H.P. (2016). Using food-web theory to conserve ecosystems. <text:span text:style-name="T133">Nat Commun</text:span>, 7, 1–8.</text:p>
        <text:p text:style-name="Bibliography_20_1">McGill, B.J., Enquist, B.J., Weiher, E. &amp; Westoby, M. (2006). Rebuilding community ecology from functional traits. <text:span text:style-name="T133">Trends in Ecology &amp; Evolution</text:span>, 21, 178–185.</text:p>
        <text:p text:style-name="Bibliography_20_1">McInerny, G.J. &amp; Etienne, R.S. (2012). Ditch the niche – is the niche a useful concept in ecology or species distribution modelling? <text:span text:style-name="T133">Journal of Biogeography</text:span>, 39, 2096–2102.</text:p>
        <text:p text:style-name="Bibliography_20_1">McKinnon, L., Smith, P.A., Nol, E., Martin, J.L., Doyle, F.I., Abraham, K.F., <text:span text:style-name="T133">et al.</text:span> (2010). Lower Predation Risk for Migratory Birds at High Latitudes. <text:span text:style-name="T133">Science</text:span>, 327, 326–327.</text:p>
        <text:p text:style-name="Bibliography_20_1">McMeans, B.C., McCann, K.S., Humphries, M., Rooney, N. &amp; Fisk, A.T. (2015). Food Web Structure in Temporally-Forced Ecosystems. <text:span text:style-name="T133">Trends in Ecology &amp; Evolution</text:span>, 30, 662–672.</text:p>
        <text:p text:style-name="Bibliography_20_1">Mittelbach, G.G., Schemske, D.W., Cornell, H.V., Allen, A.P., Brown, J.M., Bush, M.B., <text:span text:style-name="T133">et al.</text:span> (2007). Evolution and the latitudinal diversity gradient: speciation, extinction and biogeography. <text:span text:style-name="T133">Ecology Letters</text:span>, 10, 315–331.</text:p>
        <text:p text:style-name="Bibliography_20_1">Morales-Castilla, I., Matias, M.G., Gravel, D. &amp; Araújo, M.B. (2015). Inferring biotic interactions from proxies. <text:span text:style-name="T133">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133">Auk</text:span>, 121, 610.</text:p>
        <text:p text:style-name="Bibliography_20_1">Ng, W.H., Fink, D., La Sorte, F.A., Auer, T., Hochachka, W.M., Johnston, A., <text:span text:style-name="T133">et al.</text:span> (2022). Continental‐scale biomass redistribution by migratory birds in response to seasonal variation in productivity. <text:span text:style-name="T133">Global Ecol Biogeogr</text:span>, 31, 727–739.</text:p>
        <text:p text:style-name="Bibliography_20_1">Norris, D.R., Marra, P.P., Kyser, T.K., Sherry, T.W. &amp; Ratcliffe, L.M. (2004). Tropical winter habitat limits reproductive success on the temperate breeding grounds in a migratory bird. <text:span text:style-name="T133">Proceedings of the Royal Society of London. Series B: Biological Sciences</text:span>, 271, 59–64.</text:p>
        <text:p text:style-name="Bibliography_20_1">O’Connor, L.M.J., Pollock, L.J., Braga, J., Ficetola, G.F., Maiorano, L., Martinez-Almoyna, C., <text:span text:style-name="T133">et al.</text:span> (2020). Unveiling the food webs of tetrapods across Europe through the prism of the Eltonian niche. <text:span text:style-name="T133">Journal of Biogeography</text:span>, 47, 181–192.</text:p>
        <text:p text:style-name="Bibliography_20_1">Pacifici, M., Visconti, P., Butchart, S.H.M., Watson, J.E.M., Cassola, F.M. &amp; Rondinini, C. (2017). Species’ traits influenced their response to recent climate change. <text:span text:style-name="T133">Nature Clim Change</text:span>, 7, 205–208.</text:p>
        <text:p text:style-name="Bibliography_20_1">Pearson, R.G. &amp; Dawson, T.P. (2003). Predicting the impacts of climate change on the distribution of species: are bioclimate envelope models useful? <text:span text:style-name="T133">Global Ecology and Biogeography</text:span>, 12, 361–371.</text:p>
        <text:p text:style-name="Bibliography_20_1">Pellissier, L., Albouy, C., Bascompte, J., Farwig, N., Graham, C., Loreau, M., <text:span text:style-name="T133">et al.</text:span> (2018). Comparing species interaction networks along environmental gradients. <text:span text:style-name="T133">Biological Reviews</text:span>, 93, 785–800.</text:p>
        <text:p text:style-name="Bibliography_20_1">Pianka, E.R. (1966). Latitudinal Gradients in Species Diversity: A Review of Concepts. <text:span text:style-name="T133">The American Naturalist</text:span>, 100, 33–46.</text:p>
        <text:p text:style-name="Bibliography_20_1"><text:soft-page-break/>Pichler, M., Boreux, V., Klein, A.-M., Schleuning, M. &amp; Hartig, F. (2020). Machine learning algorithms to infer trait-matching and predict species interactions in ecological networks. <text:span text:style-name="T133">Methods in Ecology and Evolution</text:span>, 11, 281–293.</text:p>
        <text:p text:style-name="Bibliography_20_1">Pimm, S.L., Lawton, J.H. &amp; Cohen, J.E. (1991). Food web patterns and their consequences. <text:span text:style-name="T133">Nature</text:span>, 350, 669–674.</text:p>
        <text:p text:style-name="Bibliography_20_1">Poisot, T., Bergeron, G., Cazelles, K., Dallas, T., Gravel, D., MacDonald, A., <text:span text:style-name="T133">et al.</text:span> (2021). Global knowledge gaps in species interaction networks data. <text:span text:style-name="T133">J Biogeogr</text:span>, jbi.14127.</text:p>
        <text:p text:style-name="Bibliography_20_1">Poisot, T., Mouquet, N. &amp; Gravel, D. (2013). Trophic complementarity drives the biodiversity–ecosystem functioning relationship in food webs. <text:span text:style-name="T133">Ecology Letters</text:span>, 16, 853–861.</text:p>
        <text:p text:style-name="Bibliography_20_1">Poisot, T., Stouffer, D.B. &amp; Gravel, D. (2015). Beyond species: why ecological interaction networks vary through space and time. <text:span text:style-name="T133">Oikos</text:span>, 124, 243–251.</text:p>
        <text:p text:style-name="Bibliography_20_1">Pollock, L.J., Morris, W.K. &amp; Vesk, P.A. (2012). The role of functional traits in species distributions revealed through a hierarchical model. <text:span text:style-name="T133">Ecography</text:span>, 35, 716–725.</text:p>
        <text:p text:style-name="Bibliography_20_1">Pollock, L.J., O’Connor, L.M.J., Mokany, K., Rosauer, D.F., Talluto, M.V. &amp; Thuiller, W. (2020). Protecting Biodiversity (in All Its Complexity): New Models and Methods. <text:span text:style-name="T133">Trends in Ecology &amp; Evolution</text:span>, 35, 1119–1128.</text:p>
        <text:p text:style-name="Bibliography_20_1">Pollock, L.J., Tingley, R., Morris, W.K., Golding, N., O’Hara, R.B., Parris, K.M., <text:span text:style-name="T133">et al.</text:span> (2014). Understanding co-occurrence by modelling species simultaneously with a Joint Species Distribution Model (JSDM). <text:span text:style-name="T133">Methods in Ecology and Evolution</text:span>, 5, 397–406.</text:p>
        <text:p text:style-name="Bibliography_20_1">Pomeranz, J.P.F., Thompson, R.M., Poisot, T. &amp; Harding, J.S. (2019). Inferring predator–prey interactions in food webs. <text:span text:style-name="T133">Methods in Ecology and Evolution</text:span>, 10, 356–367.</text:p>
        <text:p text:style-name="Bibliography_20_1">Pontarp, M., Bunnefeld, L., Cabral, J.S., Etienne, R.S., Fritz, S.A., Gillespie, R., <text:span text:style-name="T133">et al.</text:span> (2019). The Latitudinal Diversity Gradient: Novel Understanding through Mechanistic Eco-evolutionary Models. <text:span text:style-name="T133">Trends in Ecology &amp; Evolution</text:span>, 34, 211–223.</text:p>
        <text:p text:style-name="Bibliography_20_1">Preston, F.W. (1960). Time and Space and the Variation of Species. <text:span text:style-name="T133">Ecology</text:span>, 41, 612–627.</text:p>
        <text:p text:style-name="Bibliography_20_1">Pringle, R.M. &amp; Hutchinson, M.C. (2020). Resolving Food-Web Structure. <text:span text:style-name="T133">Annual Review of Ecology, Evolution and Systematics</text:span>, 51, 55–80.</text:p>
        <text:p text:style-name="Bibliography_20_1">Pulliam, H. r. (2000). On the relationship between niche and distribution. <text:span text:style-name="T133">Ecology Letters</text:span>, 3, 349–361.</text:p>
        <text:p text:style-name="Bibliography_20_1">Reich, P.B., Wright, I.J., Cavender‐Bares, J., Craine, J.M., Oleksyn, J., Westoby, M., <text:span text:style-name="T133">et al.</text:span> (2003). The Evolution of Plant Functional Variation: Traits, Spectra, and Strategies. <text:span text:style-name="T133">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133">Proceedings of the Royal Society B: Biological Sciences</text:span>, 276, 1619–1626.</text:p>
        <text:p text:style-name="Bibliography_20_1">Rooney, N., McCann, K.S. &amp; Moore, J.C. (2008). A landscape theory for food web architecture. <text:span text:style-name="T133">Ecology Letters</text:span>, 11, 867–881.</text:p>
        <text:p text:style-name="Bibliography_20_1">Rosenberg, K.V., Dokter, A.M., Blancher, P.J., Sauer, J.R., Smith, A.C., Smith, P.A., <text:span text:style-name="T133">et al.</text:span> (2019). Decline of the North American avifauna. <text:span text:style-name="T133">Science</text:span>, 366, 120–124.</text:p>
        <text:p text:style-name="Bibliography_20_1">Rossberg, A.G., Brännström, Å. &amp; Dieckmann, U. (2010). How trophic interaction strength depends on traits. <text:span text:style-name="T133">Theor Ecol</text:span>, 3, 13–24.</text:p>
        <text:p text:style-name="Bibliography_20_1">Runge, C.A., Watson, J.E.M., Butchart, S.H.M., Hanson, J.O., Possingham, H.P. &amp; Fuller, R.A. (2015). Protected areas and global conservation of migratory birds. <text:span text:style-name="T133">Science</text:span>, 350, 1255–1258.</text:p>
        <text:p text:style-name="Bibliography_20_1">Saravia, L.A., Marina, T.I., Kristensen, N.P., De Troch, M. &amp; Momo, F.R. (2022). Ecological network assembly: How the regional metaweb influences local food webs. <text:span text:style-name="T133">Journal of Animal Ecology</text:span>, 1365-2656.13652.</text:p>
        <text:p text:style-name="Bibliography_20_1"><text:soft-page-break/>Shipley, B.R., Bach, R., Do, Y., Strathearn, H., McGuire, J.L. &amp; Dilkina, B. (2022). megaSDM: integrating dispersal and time-step analyses into species distribution models. <text:span text:style-name="T133">Ecography</text:span>, 2022.</text:p>
        <text:p text:style-name="Bibliography_20_1">Soberón, J. (2007). Grinnellian and Eltonian niches and geographic distributions of species. <text:span text:style-name="T133">Ecology Letters</text:span>, 10, 1115–1123.</text:p>
        <text:p text:style-name="Bibliography_20_1">Somveille, M., Manica, A. &amp; Rodrigues, A.S.L. (2019). Where the wild birds go: explaining the differences in migratory destinations across terrestrial bird species. <text:span text:style-name="T133">Ecography</text:span>, 42, 225–236.</text:p>
        <text:p text:style-name="Bibliography_20_1">Somveille, M., Rodrigues, A.S.L. &amp; Manica, A. (2015). Why do birds migrate? A macroecological perspective. <text:span text:style-name="T133">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133">Ecology Letters</text:span>, 20, 693–707.</text:p>
        <text:p text:style-name="Bibliography_20_1">Stouffer, D.B., Sales-Pardo, M., Sirer, M.I. &amp; Bascompte, J. (2012). Evolutionary Conservation of Species’ Roles in Food Webs. <text:span text:style-name="T133">Science</text:span>, 335, 1489–1492.</text:p>
        <text:p text:style-name="Bibliography_20_1">Strydom, T., Catchen, M.D., Banville, F., Caron, D., Dansereau, G., Desjardins-Proulx, P., <text:span text:style-name="T133">et al.</text:span> (2021). A roadmap towards predicting species interaction networks (across space and time). <text:span text:style-name="T133">Philos Trans R Soc Lond B Biol Sci</text:span>, 376, 20210063.</text:p>
        <text:p text:style-name="Bibliography_20_1">Studds, C.E., Kendall, B.E., Murray, N.J., Wilson, H.B., Rogers, D.I., Clemens, R.S., <text:span text:style-name="T133">et al.</text:span> (2017). Rapid population decline in migratory shorebirds relying on Yellow Sea tidal mudflats as stopover sites. <text:span text:style-name="T133">Nat Commun</text:span>, 8, 14895.</text:p>
        <text:p text:style-name="Bibliography_20_1">Thompson, R.M., Brose, U., Dunne, J.A., Hall, R.O., Hladyz, S., Kitching, R.L., <text:span text:style-name="T133">et al.</text:span> (2012). Food webs: reconciling the structure and function of biodiversity. <text:span text:style-name="T133">Trends in Ecology &amp; Evolution</text:span>, 27, 689–697.</text:p>
        <text:p text:style-name="Bibliography_20_1">Thompson, R.M. &amp; Townsend, C.R. (2005). Energy Availability, Spatial Heterogeneity and Ecosystem Size Predict Food-Web Structure in Streams. <text:span text:style-name="T133">Oikos</text:span>, 108, 137–148.</text:p>
        <text:p text:style-name="Bibliography_20_1">Thuiller, W., Münkemüller, T., Lavergne, S., Mouillot, D., Mouquet, N., Schiffers, K., <text:span text:style-name="T133">et al.</text:span> (2013). A road map for integrating eco-evolutionary processes into biodiversity models. <text:span text:style-name="T133">Ecology Letters</text:span>, 16, 94–105.</text:p>
        <text:p text:style-name="Bibliography_20_1">Thurman, L.L., Barner, A.K., Garcia, T.S. &amp; Chestnut, T. (2019). Testing the link between species interactions and species co-occurrence in a trophic network. <text:span text:style-name="T133">Ecography</text:span>, 42, 1658–1670.</text:p>
        <text:p text:style-name="Bibliography_20_1">Urban, M.C., Bocedi, G., Hendry, A.P., Mihoub, J.-B., Peer, G., Singer, A., <text:span text:style-name="T133">et al.</text:span> (2016). Improving the forecast for biodiversity under climate change. <text:span text:style-name="T133">Science</text:span>, 353, aad8466–aad8466.</text:p>
        <text:p text:style-name="Bibliography_20_1">Vandewalle, M., de Bello, F., Berg, M.P., Bolger, T., Dolédec, S., Dubs, F., <text:span text:style-name="T133">et al.</text:span> (2010). Functional traits as indicators of biodiversity response to land use changes across ecosystems and organisms. <text:span text:style-name="T133">Biodivers Conserv</text:span>, 19, 2921–2947.</text:p>
        <text:p text:style-name="Bibliography_20_1">Vellend, M. (2010). Conceptual Synthesis in Community Ecology. <text:span text:style-name="T133">The Quarterly Review of Biology</text:span>, 85, 183–206.</text:p>
        <text:p text:style-name="Bibliography_20_1">Vesk, P.A., Morris, W.K., Neal, W.C., Mokany, K. &amp; Pollock, L.J. (2021). Transferability of trait-based species distribution models. <text:span text:style-name="T133">Ecography</text:span>, 44, 134–147.</text:p>
        <text:p text:style-name="Bibliography_20_1">Violle, C., Navas, M.-L., Vile, D., Kazakou, E., Fortunel, C., Hummel, I., <text:span text:style-name="T133">et al.</text:span> (2007). Let the concept of trait be functional! <text:span text:style-name="T133">Oikos</text:span>, 116, 882–892.</text:p>
        <text:p text:style-name="Bibliography_20_1">Volterra, V. (1928). Variations and Fluctuations of the Number of Individuals in Animal Species living together. <text:span text:style-name="T133">ICES Journal of Marine Science</text:span>, 3, 3–51.</text:p>
        <text:p text:style-name="Bibliography_20_1">Wallace, A.R. (2011). <text:span text:style-name="T133">The Geographical Distribution of Animals: With a Study of the Relations of Living and Extinct Faunas as Elucidating the Past Changes of the Earth’s Surface</text:span>. 1st edn. Cambridge University Press.</text:p>
        <text:p text:style-name="Bibliography_20_1"><text:soft-page-break/>Watanabe, Y.Y. (2016). Flight mode affects allometry of migration range in birds. <text:span text:style-name="T133">Ecology Letters</text:span>, 19, 907–914.</text:p>
        <text:p text:style-name="Bibliography_20_1">Whittaker, R.J., Willis, K.J. &amp; Field, R. (2001). Scale and species richness: towards a general, hierarchical theory of species diversity. <text:span text:style-name="T133">Journal of Biogeography</text:span>, 28, 453–470.</text:p>
        <text:p text:style-name="Bibliography_20_1">Wilcove, D.S. &amp; Wikelski, M. (2008). Going, Going, Gone: Is Animal Migration Disappearing. <text:span text:style-name="T133">PLOS Biology</text:span>, 6, e188.</text:p>
        <text:p text:style-name="Bibliography_20_1">Windsor, F.M., van den Hoogen, J., Crowther, T.W. &amp; Evans, D.M. (2023). Using ecological networks to answer questions in global biogeography and ecology. <text:span text:style-name="T133">Journal of Biogeography</text:span>, 50, 57–69.</text:p>
        <text:p text:style-name="Bibliography_20_1">Winger, B.M., Auteri, G.G., Pegan, T.M. &amp; Weeks, B.C. (2019). A long winter for the Red Queen: rethinking the evolution of seasonal migration. <text:span text:style-name="T133">Biological Reviews</text:span>, 94, 737–752.</text:p>
        <text:p text:style-name="Bibliography_20_1">Wisz, M.S., Pottier, J., Kissling, W.D., Pellissier, L., Lenoir, J., Damgaard, C.F., <text:span text:style-name="T133">et al.</text:span> (2013). The role of biotic interactions in shaping distributions and realised assemblages of species: implications for species distribution modelling. <text:span text:style-name="T133">Biological Reviews</text:span>, 88, 15–30.</text:p>
        <text:p text:style-name="Bibliography_20_1">Xu, Y., Si, Y., Takekawa, J., Liu, Q., Prins, H.H.T., Yin, S., <text:span text:style-name="T133">et al.</text:span> (2020). A network approach to prioritize conservation efforts for migratory birds. <text:span text:style-name="T133">Conservation Biology</text:span>, 34, 416–426.</text:p>
        <text:p text:style-name="Bibliography_20_1">Zakharova, L., Meyer, K.M. &amp; Seifan, M. (2019). Trait-based modelling in ecology: A review of two decades of research. <text:span text:style-name="T133">Ecological Modelling</text:span>, 407, 108703.</text:p>
        <text:p text:style-name="Bibliography_20_1">Zhang, W., Wei, J. &amp; Xu, Y. (2023). Prioritizing global conservation of migratory birds over their migration network. <text:span text:style-name="T133">One Earth</text:span>, 6, 1340–1349.</text:p>
        <text:p text:style-name="Bibliography_20_1">Zurell, D., Gallien, L., Graham, C.H. &amp; Zimmermann, N.E. (2018). Do long-distance migratory birds track their niche through seasons? <text:span text:style-name="T133">Journal of Biogeography</text:span>, 45, 1459–1468.</text:p>
        <text:p text:style-name="Bibliography_20_1">Zurell, D., Jeltsch, F., Dormann, C.F. &amp; Schröder, B. (2009). Static species distribution models in dynamically changing systems: how good can predictions really be? <text:span text:style-name="T133">Ecography</text:span>, 32, 733–74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4-12T11:13:02.013022031</dc:date>
    <dc:creator>Dominique Caron</dc:creator>
    <meta:editing-duration>PT21H55M53S</meta:editing-duration>
    <meta:editing-cycles>59</meta:editing-cycles>
    <meta:document-statistic meta:table-count="0" meta:image-count="0" meta:object-count="0" meta:page-count="16" meta:paragraph-count="160" meta:word-count="7020" meta:character-count="47193" meta:non-whitespace-character-count="40430"/>
    <meta:user-defined meta:name="ZOTERO_PREF_1">&lt;data data-version="3" zotero-version="6.0.27"&gt;&lt;session id="L5NkD4Rs"/&gt;&lt;style id="http://www.zotero.org/styles/ecology-letters" hasBibliography="1" bibliographyStyleHasBeenSet="1"/&gt;&lt;prefs&gt;&lt;pref name="fieldType" value="ReferenceMark"/&gt;&lt;/prefs&gt;&lt;/data&gt;</meta:user-defined>
  </office:meta>
</office:document-meta>
</file>